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0B0000000B7D1422FA29DDF7D5.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NeueLTStd-Roman" svg:font-family="HelveticaNeueLTStd-Roman, helvetica, arial, clean, sans-serif"/>
    <style:font-face style:name="monospace" svg:font-family="monospace, monospace"/>
    <style:font-face style:name="FreeSans1" svg:font-family="FreeSans" style:font-family-generic="swiss"/>
    <style:font-face style:name="Droid Sans Fallback1" svg:font-family="'Droid Sans Fallback'"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start" style:justify-single-word="false"/>
      <style:text-properties officeooo:paragraph-rsid="00117f85"/>
    </style:style>
    <style:style style:name="P2" style:family="paragraph" style:parent-style-name="Text_20_body">
      <style:text-properties officeooo:paragraph-rsid="00117f85"/>
    </style:style>
    <style:style style:name="P3" style:family="paragraph" style:parent-style-name="Text_20_body">
      <style:text-properties style:font-name="FreeMono" fo:font-size="12pt" officeooo:paragraph-rsid="001593e5" style:font-size-asian="12pt" style:font-size-complex="12pt"/>
    </style:style>
    <style:style style:name="P4" style:family="paragraph" style:parent-style-name="Text_20_body">
      <style:text-properties style:font-name="FreeMono" fo:font-size="12pt" officeooo:paragraph-rsid="00117f85" style:font-size-asian="12pt" style:font-size-complex="12pt"/>
    </style:style>
    <style:style style:name="P5" style:family="paragraph" style:parent-style-name="Text_20_body">
      <style:text-properties style:font-name="FreeMono" officeooo:paragraph-rsid="00117f85"/>
    </style:style>
    <style:style style:name="P6" style:family="paragraph" style:parent-style-name="Text_20_body">
      <style:text-properties style:font-name="FreeMono" officeooo:rsid="001a33d0" officeooo:paragraph-rsid="001a33d0"/>
    </style:style>
    <style:style style:name="P7" style:family="paragraph" style:parent-style-name="Text_20_body">
      <style:text-properties style:font-name="FreeMono" officeooo:rsid="001a33d0" officeooo:paragraph-rsid="001e118b"/>
    </style:style>
    <style:style style:name="P8" style:family="paragraph" style:parent-style-name="Text_20_body">
      <style:text-properties style:font-name="FreeMono" officeooo:rsid="001a33d0" officeooo:paragraph-rsid="001ec62d"/>
    </style:style>
    <style:style style:name="P9" style:family="paragraph" style:parent-style-name="Text_20_body">
      <style:text-properties style:font-name="FreeMono" officeooo:paragraph-rsid="001a33d0"/>
    </style:style>
    <style:style style:name="P10" style:family="paragraph" style:parent-style-name="Text_20_body">
      <style:text-properties style:font-name="FreeMono" officeooo:rsid="001ec62d" officeooo:paragraph-rsid="001ec62d"/>
    </style:style>
    <style:style style:name="P11" style:family="paragraph" style:parent-style-name="Text_20_body">
      <style:text-properties style:font-name="FreeMono" fo:font-size="14pt" style:text-underline-style="none" fo:font-weight="bold" officeooo:rsid="001a33d0" officeooo:paragraph-rsid="001a33d0" style:font-size-asian="14pt" style:font-weight-asian="bold" style:font-size-complex="14pt" style:font-weight-complex="bold"/>
    </style:style>
    <style:style style:name="P12" style:family="paragraph" style:parent-style-name="Text_20_body">
      <style:text-properties officeooo:paragraph-rsid="001593e5"/>
    </style:style>
    <style:style style:name="P13" style:family="paragraph" style:parent-style-name="Text_20_body">
      <style:paragraph-properties fo:text-align="start" style:justify-single-word="false"/>
      <style:text-properties fo:font-variant="normal" fo:text-transform="none" fo:color="#3a3a3a" style:font-name="FreeMono" fo:font-size="12pt" fo:letter-spacing="normal" fo:font-style="normal" fo:font-weight="normal" officeooo:paragraph-rsid="00117f85" style:font-size-asian="12pt" style:font-size-complex="12pt"/>
    </style:style>
    <style:style style:name="P14" style:family="paragraph" style:parent-style-name="Text_20_body">
      <style:paragraph-properties fo:text-align="start" style:justify-single-word="false"/>
      <style:text-properties fo:font-variant="normal" fo:text-transform="none" fo:color="#3a3a3a" style:font-name="FreeMono" fo:font-size="12pt" fo:letter-spacing="normal" fo:font-style="normal" fo:font-weight="normal" officeooo:rsid="000bd313" officeooo:paragraph-rsid="000bd313" style:font-size-asian="12pt" style:font-size-complex="12pt"/>
    </style:style>
    <style:style style:name="P15" style:family="paragraph" style:parent-style-name="Text_20_body">
      <style:paragraph-properties fo:text-align="start" style:justify-single-word="false"/>
      <style:text-properties fo:font-variant="normal" fo:text-transform="none" fo:color="#3a3a3a" style:font-name="FreeMono" fo:font-size="12pt" fo:letter-spacing="normal" fo:font-style="normal" fo:font-weight="normal" officeooo:rsid="00117f85" officeooo:paragraph-rsid="00117f85" style:font-size-asian="12pt" style:font-size-complex="12pt"/>
    </style:style>
    <style:style style:name="P16" style:family="paragraph" style:parent-style-name="Text_20_body">
      <style:text-properties fo:font-variant="normal" fo:text-transform="none" fo:color="#3a3a3a" style:font-name="FreeMono" fo:font-size="12pt" fo:letter-spacing="normal" fo:font-style="normal" fo:font-weight="normal" officeooo:paragraph-rsid="00117f85" style:font-size-asian="12pt" style:font-size-complex="12pt"/>
    </style:style>
    <style:style style:name="P17" style:family="paragraph" style:parent-style-name="Text_20_body">
      <style:paragraph-properties fo:text-align="start" style:justify-single-word="false"/>
      <style:text-properties fo:font-variant="normal" fo:text-transform="none" fo:color="#3a3a3a" style:font-name="FreeMono" fo:font-size="14pt" fo:letter-spacing="normal" fo:font-style="normal" fo:font-weight="bold" officeooo:rsid="000e1bb8" officeooo:paragraph-rsid="000e1bb8" style:font-size-asian="14pt" style:font-weight-asian="bold" style:font-size-complex="14pt" style:font-weight-complex="bold"/>
    </style:style>
    <style:style style:name="P18" style:family="paragraph" style:parent-style-name="Text_20_body">
      <style:text-properties fo:font-variant="normal" fo:text-transform="none" fo:color="#3a3a3a" style:font-name="FreeMono" fo:font-size="14pt" fo:letter-spacing="normal" fo:font-style="normal" fo:font-weight="bold" officeooo:rsid="0015e7dc" officeooo:paragraph-rsid="0015e7dc" style:font-size-asian="14pt" style:font-weight-asian="bold" style:font-size-complex="14pt" style:font-weight-complex="bold"/>
    </style:style>
    <style:style style:name="P19" style:family="paragraph" style:parent-style-name="Text_20_body">
      <style:paragraph-properties fo:text-align="start" style:justify-single-word="false"/>
      <style:text-properties fo:font-variant="normal" fo:text-transform="none" fo:color="#000000" style:font-name="FreeMono" fo:font-size="14pt" fo:letter-spacing="normal" fo:font-style="normal" fo:font-weight="bold" officeooo:rsid="00117f85" officeooo:paragraph-rsid="00117f85" style:font-size-asian="14pt" style:font-weight-asian="bold" style:font-size-complex="14pt" style:font-weight-complex="bold"/>
    </style:style>
    <style:style style:name="P20" style:family="paragraph" style:parent-style-name="Text_20_body">
      <style:paragraph-properties fo:text-align="start" style:justify-single-word="false"/>
      <style:text-properties fo:font-variant="normal" fo:text-transform="none" fo:color="#000000" style:font-name="FreeMono" fo:font-size="14pt" fo:letter-spacing="normal" fo:font-style="normal" fo:font-weight="bold" officeooo:rsid="002608a6" officeooo:paragraph-rsid="002608a6" style:font-size-asian="14pt" style:font-weight-asian="bold" style:font-size-complex="14pt" style:font-weight-complex="bold"/>
    </style:style>
    <style:style style:name="P21" style:family="paragraph" style:parent-style-name="Text_20_body">
      <style:text-properties fo:font-variant="normal" fo:text-transform="none" fo:color="#374c51" style:font-name="FreeMono" fo:font-size="12pt" fo:letter-spacing="normal" fo:font-style="normal" fo:font-weight="normal" officeooo:rsid="00221fb8" officeooo:paragraph-rsid="00221fb8"/>
    </style:style>
    <style:style style:name="P22" style:family="paragraph" style:parent-style-name="Text_20_body">
      <style:paragraph-properties fo:text-align="justify" style:justify-single-word="false"/>
      <style:text-properties fo:font-variant="normal" fo:text-transform="none" fo:color="#374c51" style:font-name="FreeMono" fo:font-size="12pt" fo:letter-spacing="normal" fo:font-style="normal" fo:font-weight="normal" officeooo:rsid="00221fb8" officeooo:paragraph-rsid="00221fb8"/>
    </style:style>
    <style:style style:name="P23" style:family="paragraph" style:parent-style-name="Text_20_body">
      <style:paragraph-properties fo:text-align="justify" style:justify-single-word="false"/>
      <style:text-properties fo:font-variant="normal" fo:text-transform="none" fo:color="#374c51" style:font-name="FreeMono" fo:font-size="12pt" fo:letter-spacing="normal" fo:font-style="normal" fo:font-weight="normal" officeooo:rsid="0027caad" officeooo:paragraph-rsid="0027caad"/>
    </style:style>
    <style:style style:name="P24" style:family="paragraph" style:parent-style-name="Text_20_body">
      <style:text-properties fo:font-variant="normal" fo:text-transform="none" fo:color="#374c51" style:font-name="FreeMono" fo:font-size="13pt" fo:letter-spacing="normal" fo:font-style="normal" fo:font-weight="bold" officeooo:rsid="0027caad" officeooo:paragraph-rsid="0027caad" style:font-size-asian="13pt" style:font-weight-asian="bold" style:font-size-complex="13pt" style:font-weight-complex="bold"/>
    </style:style>
    <style:style style:name="P25" style:family="paragraph" style:parent-style-name="Text_20_body">
      <style:paragraph-properties fo:margin-left="0.741cm" fo:margin-right="0.741cm" fo:text-indent="0cm" style:auto-text-indent="false"/>
      <style:text-properties officeooo:paragraph-rsid="000fe5bd"/>
    </style:style>
    <style:style style:name="P26" style:family="paragraph" style:parent-style-name="Text_20_body">
      <style:paragraph-properties fo:margin-left="0.741cm" fo:margin-right="0.741cm" fo:text-indent="0cm" style:auto-text-indent="false"/>
      <style:text-properties style:font-name="FreeMono" fo:font-size="12pt" officeooo:paragraph-rsid="000fe5bd" style:font-size-asian="12pt" style:font-size-complex="12pt"/>
    </style:style>
    <style:style style:name="P27" style:family="paragraph" style:parent-style-name="Preformatted_20_Text">
      <style:paragraph-properties fo:margin-left="0.741cm" fo:margin-right="0.741cm" fo:margin-top="0cm" fo:margin-bottom="0cm" loext:contextual-spacing="false" style:line-height-at-least="0.582cm" fo:orphans="2" fo:widows="2" fo:text-indent="0cm" style:auto-text-indent="false" fo:padding="0cm" fo:border="none"/>
    </style:style>
    <style:style style:name="P28" style:family="paragraph" style:parent-style-name="Preformatted_20_Text">
      <style:paragraph-properties fo:margin-left="0.741cm" fo:margin-right="0.741cm" fo:margin-top="0cm" fo:margin-bottom="0cm" loext:contextual-spacing="false" style:line-height-at-least="0.582cm" fo:orphans="2" fo:widows="2" fo:text-indent="0cm" style:auto-text-indent="false" fo:padding="0cm" fo:border="none"/>
      <style:text-properties officeooo:paragraph-rsid="000fe5bd"/>
    </style:style>
    <style:style style:name="P29" style:family="paragraph" style:parent-style-name="Preformatted_20_Text">
      <style:paragraph-properties fo:text-align="start" style:justify-single-word="false"/>
      <style:text-properties fo:font-variant="normal" fo:text-transform="none" fo:color="#3a3a3a" style:font-name="monospace" fo:font-size="10.5pt" fo:letter-spacing="normal" fo:font-style="normal" fo:font-weight="normal" officeooo:rsid="000e1bb8" officeooo:paragraph-rsid="000e1bb8"/>
    </style:style>
    <style:style style:name="P30" style:family="paragraph" style:parent-style-name="Preformatted_20_Text">
      <style:paragraph-properties fo:text-align="start" style:justify-single-word="false"/>
      <style:text-properties fo:font-variant="normal" fo:text-transform="none" fo:color="#000000" style:font-name="FreeMono" fo:font-size="12pt" fo:letter-spacing="normal" fo:font-style="normal" fo:font-weight="normal" officeooo:rsid="000e1bb8" officeooo:paragraph-rsid="000e1bb8" style:font-size-asian="12pt" style:font-size-complex="12pt"/>
    </style:style>
    <style:style style:name="P31" style:family="paragraph" style:parent-style-name="Preformatted_20_Text">
      <style:paragraph-properties fo:text-align="start" style:justify-single-word="false"/>
      <style:text-properties fo:font-variant="normal" fo:text-transform="none" fo:color="#000000" style:font-name="FreeMono" fo:font-size="12pt" fo:letter-spacing="normal" fo:font-style="normal" fo:font-weight="normal" officeooo:rsid="000e1bb8" officeooo:paragraph-rsid="00186a10" style:font-size-asian="12pt" style:font-size-complex="12pt"/>
    </style:style>
    <style:style style:name="P32" style:family="paragraph" style:parent-style-name="Preformatted_20_Text">
      <style:paragraph-properties fo:text-align="start" style:justify-single-word="false"/>
      <style:text-properties officeooo:paragraph-rsid="000e1bb8"/>
    </style:style>
    <style:style style:name="P33" style:family="paragraph" style:parent-style-name="Preformatted_20_Text">
      <style:paragraph-properties fo:text-align="start" style:justify-single-word="false"/>
      <style:text-properties officeooo:paragraph-rsid="000fe5bd"/>
    </style:style>
    <style:style style:name="P34" style:family="paragraph" style:parent-style-name="Preformatted_20_Text">
      <style:text-properties officeooo:paragraph-rsid="00117f85"/>
    </style:style>
    <style:style style:name="P35" style:family="paragraph" style:parent-style-name="Preformatted_20_Text">
      <style:text-properties officeooo:paragraph-rsid="001593e5"/>
    </style:style>
    <style:style style:name="P36" style:family="paragraph" style:parent-style-name="Preformatted_20_Text">
      <style:paragraph-properties fo:text-align="start" style:justify-single-word="false"/>
      <style:text-properties style:font-name="FreeMono" fo:font-size="12pt" officeooo:paragraph-rsid="000e1bb8" style:font-size-asian="12pt" style:font-size-complex="12pt"/>
    </style:style>
    <style:style style:name="P37" style:family="paragraph" style:parent-style-name="Preformatted_20_Text">
      <style:paragraph-properties fo:text-align="start" style:justify-single-word="false"/>
      <style:text-properties style:font-name="FreeMono" fo:font-size="12pt" officeooo:paragraph-rsid="000fe5bd" style:font-size-asian="12pt" style:font-size-complex="12pt"/>
    </style:style>
    <style:style style:name="P38" style:family="paragraph" style:parent-style-name="Preformatted_20_Text">
      <style:text-properties style:font-name="FreeMono" fo:font-size="12pt" officeooo:rsid="00186a10" officeooo:paragraph-rsid="00186a10" style:font-size-asian="12pt" style:font-size-complex="12pt"/>
    </style:style>
    <style:style style:name="P39" style:family="paragraph" style:parent-style-name="Preformatted_20_Text">
      <style:text-properties style:font-name="FreeMono" fo:font-size="12pt" officeooo:rsid="00186a10" officeooo:paragraph-rsid="00168547" style:font-size-asian="12pt" style:font-size-complex="12pt"/>
    </style:style>
    <style:style style:name="P40" style:family="paragraph" style:parent-style-name="Preformatted_20_Text">
      <style:text-properties style:font-name="FreeMono" fo:font-size="12pt" officeooo:rsid="00168547" officeooo:paragraph-rsid="00168547" style:font-size-asian="12pt" style:font-size-complex="12pt"/>
    </style:style>
    <style:style style:name="P41" style:family="paragraph" style:parent-style-name="Standard">
      <style:paragraph-properties fo:text-align="start" style:justify-single-word="false"/>
      <style:text-properties fo:font-variant="normal" fo:text-transform="none" fo:color="#3a3a3a" style:font-name="FreeMono" fo:font-size="12pt" fo:letter-spacing="normal" fo:font-style="normal" fo:font-weight="normal" officeooo:rsid="000bd313" officeooo:paragraph-rsid="000bd313" style:font-size-asian="12pt" style:font-weight-asian="normal" style:font-size-complex="12pt" style:font-weight-complex="normal"/>
    </style:style>
    <style:style style:name="P42" style:family="paragraph" style:parent-style-name="Standard">
      <style:paragraph-properties fo:text-align="start" style:justify-single-word="false"/>
      <style:text-properties fo:font-variant="normal" fo:text-transform="none" fo:color="#3a3a3a" style:font-name="FreeMono" fo:font-size="14pt" fo:letter-spacing="normal" fo:font-style="normal" fo:font-weight="bold" officeooo:rsid="000bd313" officeooo:paragraph-rsid="000bd313" style:font-size-asian="14pt" style:font-weight-asian="bold" style:font-size-complex="14pt" style:font-weight-complex="bold"/>
    </style:style>
    <style:style style:name="P43" style:family="paragraph" style:parent-style-name="Standard">
      <style:paragraph-properties fo:text-align="center" style:justify-single-word="false"/>
      <style:text-properties style:font-name="FreeMono" fo:font-size="18pt" fo:font-weight="bold" officeooo:rsid="000aab92" officeooo:paragraph-rsid="000aab92" style:font-size-asian="18pt" style:font-weight-asian="bold" style:font-size-complex="18pt" style:font-weight-complex="bold"/>
    </style:style>
    <style:style style:name="P44" style:family="paragraph" style:parent-style-name="Standard">
      <style:paragraph-properties fo:text-align="center" style:justify-single-word="false"/>
      <style:text-properties style:font-name="FreeMono" fo:font-size="12pt" fo:font-weight="normal" officeooo:rsid="000aab92" officeooo:paragraph-rsid="000aab92"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style:font-name="FreeMono" fo:font-size="12pt" fo:font-weight="normal" officeooo:rsid="000aab92" officeooo:paragraph-rsid="000aab92"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style:font-name="FreeMono" fo:font-size="12pt" fo:font-weight="normal" officeooo:rsid="000bd313" officeooo:paragraph-rsid="000bd313"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style:font-name="FreeMono" fo:font-size="14pt" fo:font-weight="bold" officeooo:rsid="000bd313" officeooo:paragraph-rsid="000bd313" style:font-size-asian="14pt" style:font-weight-asian="bold" style:font-size-complex="14pt" style:font-weight-complex="bold"/>
    </style:style>
    <style:style style:name="P48" style:family="paragraph" style:parent-style-name="Preformatted_20_Text">
      <style:paragraph-properties fo:margin-top="0cm" fo:margin-bottom="0.499cm" loext:contextual-spacing="false"/>
    </style:style>
    <style:style style:name="P49" style:family="paragraph" style:parent-style-name="Standard" style:list-style-name="L1">
      <style:paragraph-properties fo:text-align="start" style:justify-single-word="false"/>
      <style:text-properties style:font-name="FreeMono" fo:font-size="12pt" fo:font-weight="bold" officeooo:rsid="000aab92" officeooo:paragraph-rsid="000aab92" style:font-size-asian="12pt" style:font-weight-asian="bold" style:font-size-complex="12pt" style:font-weight-complex="bold"/>
    </style:style>
    <style:style style:name="P50" style:family="paragraph" style:parent-style-name="Standard" style:list-style-name="L1">
      <style:paragraph-properties fo:text-align="start" style:justify-single-word="false"/>
      <style:text-properties style:font-name="FreeMono" fo:font-size="12pt" fo:font-weight="normal" officeooo:rsid="000aab92" officeooo:paragraph-rsid="000aab92" style:font-size-asian="12pt" style:font-weight-asian="normal" style:font-size-complex="12pt" style:font-weight-complex="normal"/>
    </style:style>
    <style:style style:name="P51" style:family="paragraph" style:parent-style-name="Standard" style:list-style-name="L2">
      <style:paragraph-properties fo:text-align="start" style:justify-single-word="false"/>
      <style:text-properties style:font-name="FreeMono" fo:font-size="12pt" fo:font-weight="normal" officeooo:rsid="000aab92" officeooo:paragraph-rsid="000bd313" style:font-size-asian="12pt" style:font-weight-asian="normal" style:font-size-complex="12pt" style:font-weight-complex="normal"/>
    </style:style>
    <style:style style:name="P52" style:family="paragraph" style:parent-style-name="Standard" style:list-style-name="L1">
      <style:paragraph-properties fo:text-align="start" style:justify-single-word="false"/>
      <style:text-properties fo:font-size="12pt" fo:font-weight="normal" officeooo:rsid="000aab92" officeooo:paragraph-rsid="000aab92" style:font-size-asian="10.5pt" style:font-weight-asian="normal" style:font-size-complex="12pt" style:font-weight-complex="normal"/>
    </style:style>
    <style:style style:name="P53" style:family="paragraph" style:parent-style-name="Standard" style:list-style-name="L2">
      <style:paragraph-properties fo:text-align="start" style:justify-single-word="false"/>
      <style:text-properties fo:font-variant="normal" fo:text-transform="none" fo:color="#3a3a3a" style:font-name="FreeMono" fo:font-size="12pt" fo:letter-spacing="normal" fo:font-style="normal" fo:font-weight="normal" officeooo:rsid="000aab92" officeooo:paragraph-rsid="000aab92" style:font-size-asian="12pt" style:font-weight-asian="normal" style:font-size-complex="12pt" style:font-weight-complex="normal"/>
    </style:style>
    <style:style style:name="P54" style:family="paragraph" style:parent-style-name="Standard" style:list-style-name="L2">
      <style:paragraph-properties fo:text-align="start" style:justify-single-word="false"/>
      <style:text-properties fo:font-variant="normal" fo:text-transform="none" fo:color="#3a3a3a" style:font-name="FreeMono" fo:font-size="12pt" fo:letter-spacing="normal" fo:font-style="normal" fo:font-weight="normal" officeooo:rsid="000bd313" officeooo:paragraph-rsid="000bd313" style:font-size-asian="12pt" style:font-weight-asian="normal" style:font-size-complex="12pt" style:font-weight-complex="normal"/>
    </style:style>
    <style:style style:name="P55" style:family="paragraph" style:parent-style-name="Standard" style:list-style-name="L2">
      <style:paragraph-properties fo:text-align="start" style:justify-single-word="false"/>
      <style:text-properties fo:font-variant="normal" fo:text-transform="none" fo:color="#3a3a3a" style:font-name="FreeMono" fo:font-size="12pt" fo:letter-spacing="normal" fo:font-style="normal" fo:font-weight="bold" officeooo:rsid="000aab92" officeooo:paragraph-rsid="000bd313" style:font-size-asian="12pt" style:font-weight-asian="bold" style:font-size-complex="12pt" style:font-weight-complex="bold"/>
    </style:style>
    <style:style style:name="P56" style:family="paragraph" style:parent-style-name="Standard" style:list-style-name="L2">
      <style:paragraph-properties fo:text-align="start" style:justify-single-word="false"/>
      <style:text-properties fo:font-variant="normal" fo:text-transform="none" fo:color="#000000" style:font-name="FreeMono" fo:font-size="12pt" fo:letter-spacing="normal" fo:font-style="normal" fo:font-weight="bold" officeooo:rsid="000bd313" officeooo:paragraph-rsid="000bd313" style:font-size-asian="12pt" style:font-weight-asian="bold" style:font-size-complex="12pt" style:font-weight-complex="bold"/>
    </style:style>
    <style:style style:name="P57" style:family="paragraph" style:parent-style-name="Standard" style:list-style-name="L2">
      <style:paragraph-properties fo:text-align="start" style:justify-single-word="false"/>
      <style:text-properties fo:font-variant="normal" fo:text-transform="none" fo:color="#000000" style:font-name="FreeMono" fo:font-size="12pt" fo:letter-spacing="normal" fo:font-style="normal" fo:font-weight="normal" officeooo:rsid="000bd313" officeooo:paragraph-rsid="000bd313" style:font-size-asian="12pt" style:font-weight-asian="normal" style:font-size-complex="12pt" style:font-weight-complex="normal"/>
    </style:style>
    <style:style style:name="P58" style:family="paragraph" style:parent-style-name="Text_20_body" style:list-style-name="L2">
      <style:paragraph-properties fo:text-align="start" style:justify-single-word="false"/>
      <style:text-properties fo:font-variant="normal" fo:text-transform="none" fo:color="#3a3a3a" style:font-name="FreeMono" fo:font-size="12pt" fo:letter-spacing="normal" fo:font-style="normal" fo:font-weight="normal" officeooo:paragraph-rsid="000bd313" style:font-size-asian="12pt" style:font-size-complex="12pt"/>
    </style:style>
    <style:style style:name="P59" style:family="paragraph" style:parent-style-name="Text_20_body" style:list-style-name="L4">
      <style:paragraph-properties fo:text-align="start" style:justify-single-word="false"/>
      <style:text-properties fo:font-variant="normal" fo:text-transform="none" fo:color="#3a3a3a" style:font-name="FreeMono" fo:font-size="12pt" fo:letter-spacing="normal" fo:font-style="normal" fo:font-weight="normal" officeooo:paragraph-rsid="000e1bb8" style:font-size-asian="12pt" style:font-size-complex="12pt"/>
    </style:style>
    <style:style style:name="P60" style:family="paragraph" style:parent-style-name="Text_20_body" style:list-style-name="L2">
      <style:paragraph-properties fo:text-align="start" style:justify-single-word="false"/>
      <style:text-properties fo:font-variant="normal" fo:text-transform="none" fo:color="#3a3a3a" style:font-name="FreeMono" fo:font-size="12pt" fo:letter-spacing="normal" fo:font-style="normal" fo:font-weight="normal" officeooo:rsid="000bd313" officeooo:paragraph-rsid="000bd313" style:font-size-asian="12pt" style:font-size-complex="12pt"/>
    </style:style>
    <style:style style:name="P61" style:family="paragraph" style:parent-style-name="Text_20_body" style:list-style-name="L4">
      <style:paragraph-properties fo:text-align="start" style:justify-single-word="false"/>
      <style:text-properties fo:font-variant="normal" fo:text-transform="none" fo:color="#3a3a3a" style:font-name="FreeMono" fo:font-size="12pt" fo:letter-spacing="normal" fo:font-style="normal" fo:font-weight="normal" officeooo:rsid="000e1bb8" officeooo:paragraph-rsid="000e1bb8" style:font-size-asian="12pt" style:font-size-complex="12pt"/>
    </style:style>
    <style:style style:name="P62" style:family="paragraph" style:parent-style-name="Text_20_body" style:list-style-name="L2">
      <style:paragraph-properties fo:text-align="start" style:justify-single-word="false"/>
      <style:text-properties fo:font-variant="normal" fo:text-transform="none" fo:color="#3a3a3a" style:font-name="FreeMono" fo:font-size="12pt" fo:letter-spacing="normal" fo:font-style="normal" fo:font-weight="normal" officeooo:rsid="000bd313" officeooo:paragraph-rsid="000bd313" style:font-size-asian="12pt" style:font-weight-asian="normal" style:font-size-complex="12pt" style:font-weight-complex="normal"/>
    </style:style>
    <style:style style:name="P63" style:family="paragraph" style:parent-style-name="Text_20_body" style:list-style-name="L2">
      <style:paragraph-properties fo:text-align="start" style:justify-single-word="false"/>
      <style:text-properties fo:font-variant="normal" fo:text-transform="none" fo:color="#3a3a3a" style:font-name="FreeMono" fo:font-size="12pt" fo:letter-spacing="normal" fo:font-style="normal" fo:font-weight="bold" officeooo:rsid="000bd313" officeooo:paragraph-rsid="000bd313" style:font-size-asian="12pt" style:font-weight-asian="bold" style:font-size-complex="12pt" style:font-weight-complex="bold"/>
    </style:style>
    <style:style style:name="P64" style:family="paragraph" style:parent-style-name="Text_20_body" style:list-style-name="L4">
      <style:paragraph-properties fo:text-align="start" style:justify-single-word="false"/>
      <style:text-properties fo:font-variant="normal" fo:text-transform="none" fo:color="#3a3a3a" style:font-name="FreeMono" fo:font-size="12pt" fo:letter-spacing="normal" fo:font-style="normal" fo:font-weight="bold" officeooo:rsid="000e1bb8" officeooo:paragraph-rsid="000e1bb8" style:font-size-asian="12pt" style:font-weight-asian="bold" style:font-size-complex="12pt" style:font-weight-complex="bold"/>
    </style:style>
    <style:style style:name="P65" style:family="paragraph" style:parent-style-name="Text_20_body" style:list-style-name="L5">
      <style:paragraph-properties fo:text-align="start" style:justify-single-word="false"/>
      <style:text-properties fo:font-variant="normal" fo:text-transform="none" fo:color="#000000" style:font-name="FreeMono" fo:font-size="12pt" fo:letter-spacing="normal" fo:font-style="normal" fo:font-weight="bold" officeooo:rsid="00117f85" officeooo:paragraph-rsid="00117f85" style:font-size-asian="12pt" style:font-weight-asian="bold" style:font-size-complex="12pt" style:font-weight-complex="bold"/>
    </style:style>
    <style:style style:name="P66" style:family="paragraph" style:parent-style-name="Text_20_body" style:list-style-name="L6">
      <style:paragraph-properties fo:text-align="start" style:justify-single-word="false"/>
      <style:text-properties fo:font-variant="normal" fo:text-transform="none" fo:color="#000000" style:font-name="FreeMono" fo:font-size="12pt" fo:letter-spacing="normal" fo:font-style="normal" fo:font-weight="bold" officeooo:rsid="00117f85" officeooo:paragraph-rsid="00117f85" style:font-size-asian="12pt" style:font-weight-asian="bold" style:font-size-complex="12pt" style:font-weight-complex="bold"/>
    </style:style>
    <style:style style:name="P67" style:family="paragraph" style:parent-style-name="Text_20_body" style:list-style-name="L7">
      <style:paragraph-properties fo:text-align="start" style:justify-single-word="false"/>
      <style:text-properties fo:font-variant="normal" fo:text-transform="none" fo:color="#000000" style:font-name="FreeMono" fo:font-size="12pt" fo:letter-spacing="normal" fo:font-style="normal" fo:font-weight="bold" officeooo:paragraph-rsid="00117f85" style:font-size-asian="12pt" style:font-weight-asian="bold" style:font-size-complex="12pt" style:font-weight-complex="bold"/>
    </style:style>
    <style:style style:name="P68" style:family="paragraph" style:parent-style-name="Text_20_body" style:list-style-name="L14">
      <style:text-properties fo:font-variant="normal" fo:text-transform="none" fo:color="#374c51" style:font-name="FreeMono" fo:font-size="12pt" fo:letter-spacing="normal" fo:font-style="normal" style:text-underline-style="none" fo:font-weight="bold" officeooo:rsid="001ec62d" officeooo:paragraph-rsid="001ec62d" style:font-size-asian="10.5pt" style:font-weight-asian="bold" style:font-size-complex="12pt" style:font-weight-complex="bold"/>
    </style:style>
    <style:style style:name="P69" style:family="paragraph" style:parent-style-name="Text_20_body" style:list-style-name="L14">
      <style:text-properties fo:font-variant="normal" fo:text-transform="none" fo:color="#374c51" style:font-name="FreeMono" fo:font-size="12pt" fo:letter-spacing="normal" fo:font-style="normal" style:text-underline-style="none" fo:font-weight="bold" officeooo:rsid="00213b76" officeooo:paragraph-rsid="00213b76" style:font-size-asian="10.5pt" style:font-weight-asian="bold" style:font-size-complex="12pt" style:font-weight-complex="bold"/>
    </style:style>
    <style:style style:name="P70" style:family="paragraph" style:parent-style-name="Text_20_body" style:list-style-name="L14">
      <style:text-properties fo:font-variant="normal" fo:text-transform="none" fo:color="#374c51" style:font-name="FreeMono" fo:font-size="12pt" fo:letter-spacing="normal" fo:font-style="normal" fo:font-weight="bold" officeooo:paragraph-rsid="00221fb8" style:font-weight-asian="bold" style:font-weight-complex="bold"/>
    </style:style>
    <style:style style:name="P71" style:family="paragraph" style:parent-style-name="Text_20_body" style:list-style-name="L14">
      <style:text-properties fo:font-variant="normal" fo:text-transform="none" fo:color="#374c51" style:font-name="FreeMono" fo:font-size="12pt" fo:letter-spacing="normal" fo:font-style="normal" fo:font-weight="bold" officeooo:rsid="00221fb8" officeooo:paragraph-rsid="00221fb8" style:font-weight-asian="bold" style:font-weight-complex="bold"/>
    </style:style>
    <style:style style:name="P72" style:family="paragraph" style:parent-style-name="Text_20_body" style:list-style-name="L14">
      <style:text-properties fo:font-variant="normal" fo:text-transform="none" fo:color="#374c51" style:font-name="FreeMono" fo:font-size="12pt" fo:letter-spacing="normal" fo:font-style="normal" fo:font-weight="normal" officeooo:paragraph-rsid="00221fb8"/>
    </style:style>
    <style:style style:name="P73" style:family="paragraph" style:parent-style-name="Text_20_body" style:list-style-name="L14">
      <style:text-properties fo:font-variant="normal" fo:text-transform="none" fo:color="#374c51" style:font-name="FreeMono" fo:font-size="12pt" fo:letter-spacing="normal" fo:font-style="normal" fo:font-weight="normal" officeooo:rsid="00221fb8" officeooo:paragraph-rsid="00221fb8"/>
    </style:style>
    <style:style style:name="P74" style:family="paragraph" style:parent-style-name="Text_20_body" style:list-style-name="L14">
      <style:text-properties fo:font-variant="normal" fo:text-transform="none" fo:color="#374c51" style:font-name="HelveticaNeueLTStd-Roman" fo:font-size="12pt" fo:letter-spacing="normal" fo:font-style="normal" style:text-underline-style="none" fo:font-weight="normal" officeooo:rsid="00213b76" officeooo:paragraph-rsid="00213b76" style:font-size-asian="10.5pt" style:font-weight-asian="normal" style:font-size-complex="12pt" style:font-weight-complex="normal"/>
    </style:style>
    <style:style style:name="P75" style:family="paragraph" style:parent-style-name="Text_20_body" style:list-style-name="L3">
      <style:paragraph-properties fo:text-align="start" style:justify-single-word="false"/>
      <style:text-properties style:font-name="FreeMono" fo:font-size="12pt" fo:font-weight="bold" officeooo:paragraph-rsid="000e1bb8" style:font-size-asian="12pt" style:font-weight-asian="bold" style:font-size-complex="12pt" style:font-weight-complex="bold"/>
    </style:style>
    <style:style style:name="P76" style:family="paragraph" style:parent-style-name="Text_20_body" style:list-style-name="L8">
      <style:text-properties style:font-name="FreeMono" fo:font-size="12pt" fo:font-weight="bold" officeooo:paragraph-rsid="00117f85" style:font-size-asian="12pt" style:font-weight-asian="bold" style:font-size-complex="12pt" style:font-weight-complex="bold"/>
    </style:style>
    <style:style style:name="P77" style:family="paragraph" style:parent-style-name="Text_20_body" style:list-style-name="L9">
      <style:text-properties style:font-name="FreeMono" fo:font-size="12pt" fo:font-weight="bold" officeooo:rsid="0015e7dc" officeooo:paragraph-rsid="00186a10" style:font-size-asian="12pt" style:font-weight-asian="bold" style:font-size-complex="12pt" style:font-weight-complex="bold"/>
    </style:style>
    <style:style style:name="P78" style:family="paragraph" style:parent-style-name="Text_20_body" style:list-style-name="L9">
      <style:text-properties style:font-name="FreeMono" fo:font-size="12pt" fo:font-weight="bold" officeooo:paragraph-rsid="0015e7dc" style:font-size-asian="12pt" style:font-weight-asian="bold" style:font-size-complex="12pt" style:font-weight-complex="bold"/>
    </style:style>
    <style:style style:name="P79" style:family="paragraph" style:parent-style-name="Text_20_body" style:list-style-name="L9">
      <style:text-properties style:font-name="FreeMono" fo:font-size="12pt" fo:font-weight="bold" officeooo:rsid="0016307d" officeooo:paragraph-rsid="0016307d" style:font-size-asian="12pt" style:font-weight-asian="bold" style:font-size-complex="12pt" style:font-weight-complex="bold"/>
    </style:style>
    <style:style style:name="P80" style:family="paragraph" style:parent-style-name="Text_20_body" style:list-style-name="L10">
      <style:text-properties style:font-name="FreeMono" fo:font-size="12pt" fo:font-weight="bold" officeooo:paragraph-rsid="00211049" style:font-size-asian="12pt" style:font-weight-asian="bold" style:font-size-complex="12pt" style:font-weight-complex="bold"/>
    </style:style>
    <style:style style:name="P81" style:family="paragraph" style:parent-style-name="Text_20_body" style:list-style-name="L9">
      <style:text-properties style:font-name="FreeMono" fo:font-size="12pt" officeooo:rsid="0015e7dc" officeooo:paragraph-rsid="0015e7dc" style:font-size-asian="12pt" style:font-size-complex="12pt"/>
    </style:style>
    <style:style style:name="P82" style:family="paragraph" style:parent-style-name="Text_20_body" style:list-style-name="L10">
      <style:text-properties style:font-name="FreeMono" fo:font-size="12pt" style:text-underline-style="none" fo:font-weight="bold" officeooo:rsid="00168547" officeooo:paragraph-rsid="00168547" style:font-size-asian="12pt" style:font-weight-asian="bold" style:font-size-complex="12pt" style:font-weight-complex="bold"/>
    </style:style>
    <style:style style:name="P83" style:family="paragraph" style:parent-style-name="Text_20_body" style:list-style-name="L11">
      <style:text-properties style:font-name="FreeMono" fo:font-size="12pt" style:text-underline-style="none" fo:font-weight="bold" officeooo:rsid="00168547" officeooo:paragraph-rsid="00168547" style:font-size-asian="12pt" style:font-weight-asian="bold" style:font-size-complex="12pt" style:font-weight-complex="bold"/>
    </style:style>
    <style:style style:name="P84" style:family="paragraph" style:parent-style-name="Text_20_body" style:list-style-name="L12">
      <style:text-properties style:font-name="FreeMono" fo:font-weight="bold" officeooo:rsid="001a33d0" officeooo:paragraph-rsid="001a33d0" style:font-weight-asian="bold" style:font-weight-complex="bold"/>
    </style:style>
    <style:style style:name="P85" style:family="paragraph" style:parent-style-name="Text_20_body" style:list-style-name="L12">
      <style:text-properties style:font-name="FreeMono" fo:font-weight="bold" officeooo:paragraph-rsid="001a33d0" style:font-weight-asian="bold" style:font-weight-complex="bold"/>
    </style:style>
    <style:style style:name="P86" style:family="paragraph" style:parent-style-name="Text_20_body" style:list-style-name="L13">
      <style:text-properties style:font-name="FreeMono" fo:font-weight="bold" officeooo:paragraph-rsid="001a33d0" style:font-weight-asian="bold" style:font-weight-complex="bold"/>
    </style:style>
    <style:style style:name="P87" style:family="paragraph" style:parent-style-name="Text_20_body" style:list-style-name="L13">
      <style:text-properties style:font-name="FreeMono" fo:font-weight="bold" officeooo:rsid="001af68e" officeooo:paragraph-rsid="001af68e" style:font-weight-asian="bold" style:font-weight-complex="bold"/>
    </style:style>
    <style:style style:name="P88" style:family="paragraph" style:parent-style-name="Text_20_body" style:list-style-name="L14">
      <style:text-properties style:font-name="FreeMono" fo:font-weight="bold" officeooo:paragraph-rsid="00221fb8" style:font-weight-asian="bold" style:font-weight-complex="bold"/>
    </style:style>
    <style:style style:name="P89" style:family="paragraph" style:parent-style-name="Text_20_body" style:list-style-name="L12">
      <style:text-properties style:font-name="FreeMono" style:text-underline-style="none" officeooo:rsid="001a33d0" officeooo:paragraph-rsid="001a33d0"/>
    </style:style>
    <style:style style:name="P90" style:family="paragraph" style:parent-style-name="Text_20_body" style:list-style-name="L12">
      <style:text-properties style:font-name="FreeMono" officeooo:rsid="001a33d0" officeooo:paragraph-rsid="001a33d0"/>
    </style:style>
    <style:style style:name="P91" style:family="paragraph" style:parent-style-name="Text_20_body" style:list-style-name="L13">
      <style:text-properties style:font-name="FreeMono" officeooo:paragraph-rsid="001a33d0"/>
    </style:style>
    <style:style style:name="P92" style:family="paragraph" style:parent-style-name="Text_20_body" style:list-style-name="L13">
      <style:text-properties style:font-name="FreeMono" officeooo:rsid="001af68e" officeooo:paragraph-rsid="001af68e"/>
    </style:style>
    <style:style style:name="P93" style:family="paragraph" style:parent-style-name="Text_20_body" style:list-style-name="L13">
      <style:text-properties style:font-name="FreeMono" officeooo:rsid="00244297" officeooo:paragraph-rsid="00244297"/>
    </style:style>
    <style:style style:name="P94" style:family="paragraph" style:parent-style-name="Text_20_body" style:list-style-name="L13">
      <style:text-properties style:font-name="FreeMono" officeooo:rsid="001ec62d" officeooo:paragraph-rsid="001ec62d"/>
    </style:style>
    <style:style style:name="P95" style:family="paragraph" style:parent-style-name="Text_20_body" style:list-style-name="L14">
      <style:text-properties style:font-name="FreeMono" officeooo:paragraph-rsid="00221fb8"/>
    </style:style>
    <style:style style:name="P96" style:family="paragraph" style:parent-style-name="Text_20_body" style:list-style-name="L13">
      <style:text-properties officeooo:paragraph-rsid="001a33d0"/>
    </style:style>
    <style:style style:name="P97" style:family="paragraph" style:parent-style-name="Text_20_body" style:list-style-name="L14">
      <style:text-properties officeooo:paragraph-rsid="00221fb8"/>
    </style:style>
    <style:style style:name="P98" style:family="paragraph" style:parent-style-name="Preformatted_20_Text" style:list-style-name="L4">
      <style:paragraph-properties fo:text-align="start" style:justify-single-word="false"/>
      <style:text-properties fo:font-variant="normal" fo:text-transform="none" fo:color="#3a3a3a" style:font-name="FreeMono" fo:font-size="12pt" fo:letter-spacing="normal" fo:font-style="normal" fo:font-weight="bold" officeooo:rsid="000e1bb8" officeooo:paragraph-rsid="000e1bb8" style:font-size-asian="12pt" style:font-weight-asian="bold" style:font-size-complex="12pt" style:font-weight-complex="bold"/>
    </style:style>
    <style:style style:name="P99" style:family="paragraph" style:parent-style-name="Preformatted_20_Text" style:list-style-name="L4">
      <style:paragraph-properties fo:text-align="start" style:justify-single-word="false"/>
      <style:text-properties fo:font-variant="normal" fo:text-transform="none" fo:color="#3a3a3a" style:font-name="FreeMono" fo:font-size="12pt" fo:letter-spacing="normal" fo:font-style="normal" fo:font-weight="bold" officeooo:rsid="000e1bb8" officeooo:paragraph-rsid="000fe5bd" style:font-size-asian="12pt" style:font-weight-asian="bold" style:font-size-complex="12pt" style:font-weight-complex="bold"/>
    </style:style>
    <style:style style:name="P100" style:family="paragraph" style:parent-style-name="Preformatted_20_Text" style:list-style-name="L4">
      <style:paragraph-properties fo:text-align="start" style:justify-single-word="false"/>
      <style:text-properties fo:font-variant="normal" fo:text-transform="none" fo:color="#3a3a3a" style:font-name="FreeMono" fo:font-size="12pt" fo:letter-spacing="normal" fo:font-style="normal" fo:font-weight="normal" officeooo:rsid="000e1bb8" officeooo:paragraph-rsid="000e1bb8" style:font-size-asian="12pt" style:font-size-complex="12pt"/>
    </style:style>
    <style:style style:name="P101" style:family="paragraph" style:parent-style-name="Preformatted_20_Text" style:list-style-name="L4">
      <style:paragraph-properties fo:text-align="start" style:justify-single-word="false"/>
      <style:text-properties fo:font-variant="normal" fo:text-transform="none" fo:color="#3a3a3a" style:font-name="FreeMono" fo:font-size="12pt" fo:letter-spacing="normal" fo:font-style="normal" fo:font-weight="normal" officeooo:rsid="000e1bb8" officeooo:paragraph-rsid="000fe5bd" style:font-size-asian="12pt" style:font-size-complex="12pt"/>
    </style:style>
    <style:style style:name="P102" style:family="paragraph" style:parent-style-name="Preformatted_20_Text" style:list-style-name="L4">
      <style:paragraph-properties fo:text-align="start" style:justify-single-word="false"/>
      <style:text-properties fo:font-variant="normal" fo:text-transform="none" fo:color="#3a3a3a" style:font-name="monospace" fo:font-size="10.5pt" fo:letter-spacing="normal" fo:font-style="normal" fo:font-weight="normal" officeooo:rsid="000e1bb8" officeooo:paragraph-rsid="000e1bb8"/>
    </style:style>
    <style:style style:name="P103" style:family="paragraph" style:parent-style-name="Preformatted_20_Text" style:list-style-name="L4">
      <style:paragraph-properties fo:text-align="start" style:justify-single-word="false"/>
      <style:text-properties fo:font-variant="normal" fo:text-transform="none" fo:color="#3a3a3a" style:font-name="monospace" fo:font-size="10.5pt" fo:letter-spacing="normal" fo:font-style="normal" fo:font-weight="normal" officeooo:rsid="000e1bb8" officeooo:paragraph-rsid="000fe5bd"/>
    </style:style>
    <style:style style:name="P104" style:family="paragraph" style:parent-style-name="Preformatted_20_Text" style:list-style-name="L14">
      <style:text-properties fo:font-variant="normal" fo:text-transform="none" fo:color="#374c51" style:font-name="FreeMono" fo:font-size="12pt" fo:letter-spacing="normal" fo:font-style="normal" fo:font-weight="bold" officeooo:paragraph-rsid="00213b76" style:font-weight-asian="bold" style:font-weight-complex="bold"/>
    </style:style>
    <style:style style:name="P105" style:family="paragraph" style:parent-style-name="Preformatted_20_Text" style:list-style-name="L14">
      <style:text-properties fo:font-variant="normal" fo:text-transform="none" fo:color="#374c51" style:font-name="FreeMono" fo:font-size="12pt" fo:letter-spacing="normal" fo:font-style="normal" fo:font-weight="normal" officeooo:paragraph-rsid="00213b76"/>
    </style:style>
    <style:style style:name="P106" style:family="paragraph" style:parent-style-name="Preformatted_20_Text" style:list-style-name="L4">
      <style:paragraph-properties fo:text-align="start" style:justify-single-word="false"/>
      <style:text-properties officeooo:paragraph-rsid="000e1bb8"/>
    </style:style>
    <style:style style:name="P107" style:family="paragraph" style:parent-style-name="Preformatted_20_Text" style:list-style-name="L4">
      <style:paragraph-properties fo:text-align="start" style:justify-single-word="false"/>
      <style:text-properties officeooo:paragraph-rsid="000fe5bd"/>
    </style:style>
    <style:style style:name="P108" style:family="paragraph" style:parent-style-name="Preformatted_20_Text" style:list-style-name="L4">
      <style:paragraph-properties fo:text-align="start" style:justify-single-word="false"/>
      <style:text-properties style:font-name="FreeMono" fo:font-size="12pt" officeooo:paragraph-rsid="000e1bb8" style:font-size-asian="12pt" style:font-size-complex="12pt"/>
    </style:style>
    <style:style style:name="P109" style:family="paragraph" style:parent-style-name="Preformatted_20_Text" style:list-style-name="L4">
      <style:paragraph-properties fo:text-align="start" style:justify-single-word="false"/>
      <style:text-properties style:font-name="FreeMono" fo:font-size="12pt" officeooo:paragraph-rsid="000fe5bd" style:font-size-asian="12pt" style:font-size-complex="12pt"/>
    </style:style>
    <style:style style:name="P110" style:family="paragraph" style:parent-style-name="Preformatted_20_Text" style:list-style-name="L4">
      <style:paragraph-properties fo:text-align="start" style:justify-single-word="false"/>
      <style:text-properties style:font-name="FreeMono" fo:font-size="12pt" officeooo:rsid="000e1bb8" officeooo:paragraph-rsid="000e1bb8" style:font-size-asian="12pt" style:font-size-complex="12pt"/>
    </style:style>
    <style:style style:name="P111" style:family="paragraph" style:parent-style-name="Preformatted_20_Text" style:list-style-name="L4">
      <style:paragraph-properties fo:text-align="start" style:justify-single-word="false"/>
      <style:text-properties style:font-name="FreeMono" fo:font-size="12pt" officeooo:rsid="000e1bb8" officeooo:paragraph-rsid="000fe5bd" style:font-size-asian="12pt" style:font-size-complex="12pt"/>
    </style:style>
    <style:style style:name="P112" style:family="paragraph" style:parent-style-name="Preformatted_20_Text" style:list-style-name="L10">
      <style:text-properties style:font-name="FreeMono" fo:font-size="12pt" officeooo:rsid="00168547" officeooo:paragraph-rsid="00168547" style:font-size-asian="12pt" style:font-size-complex="12pt"/>
    </style:style>
    <style:style style:name="P113" style:family="paragraph" style:parent-style-name="Preformatted_20_Text" style:list-style-name="L11">
      <style:text-properties style:font-name="FreeMono" fo:font-size="12pt" officeooo:rsid="00168547" officeooo:paragraph-rsid="00168547" style:font-size-asian="12pt" style:font-size-complex="12pt"/>
    </style:style>
    <style:style style:name="P114" style:family="paragraph" style:parent-style-name="Preformatted_20_Text" style:list-style-name="L11">
      <style:text-properties style:font-name="FreeMono" fo:font-size="12pt" officeooo:rsid="00186a10" officeooo:paragraph-rsid="00186a10" style:font-size-asian="12pt" style:font-size-complex="12pt"/>
    </style:style>
    <style:style style:name="P115" style:family="paragraph" style:parent-style-name="Preformatted_20_Text" style:list-style-name="L11">
      <style:text-properties style:font-name="FreeMono" fo:font-size="12pt" fo:font-weight="bold" officeooo:rsid="00186a10" officeooo:paragraph-rsid="00186a10" style:font-size-asian="12pt" style:font-weight-asian="bold" style:font-size-complex="12pt" style:font-weight-complex="bold"/>
    </style:style>
    <style:style style:name="P116" style:family="paragraph" style:parent-style-name="Preformatted_20_Text" style:list-style-name="L9">
      <style:text-properties officeooo:paragraph-rsid="0015e7dc"/>
    </style:style>
    <style:style style:name="T1" style:family="text">
      <style:text-properties officeooo:rsid="000bd313"/>
    </style:style>
    <style:style style:name="T2" style:family="text">
      <style:text-properties fo:font-variant="normal" fo:text-transform="none" fo:color="#000000" fo:letter-spacing="normal" fo:font-style="normal"/>
    </style:style>
    <style:style style:name="T3" style:family="text">
      <style:text-properties fo:font-variant="normal" fo:text-transform="none" fo:color="#000000" fo:letter-spacing="normal" fo:font-style="normal" fo:font-weight="normal" officeooo:rsid="00117f85"/>
    </style:style>
    <style:style style:name="T4" style:family="text">
      <style:text-properties fo:font-variant="normal" fo:text-transform="none" fo:color="#000000" fo:letter-spacing="normal" fo:font-style="normal" officeooo:rsid="000e1bb8"/>
    </style:style>
    <style:style style:name="T5" style:family="text">
      <style:text-properties fo:font-variant="normal" fo:text-transform="none" fo:color="#000000" fo:letter-spacing="normal" fo:font-style="normal" officeooo:rsid="000bd313"/>
    </style:style>
    <style:style style:name="T6" style:family="text">
      <style:text-properties fo:font-variant="normal" fo:text-transform="none" fo:color="#000000" fo:letter-spacing="normal" fo:font-style="normal" officeooo:rsid="00130fb6"/>
    </style:style>
    <style:style style:name="T7" style:family="text">
      <style:text-properties fo:font-variant="normal" fo:text-transform="none" fo:color="#000000" fo:letter-spacing="normal" fo:font-style="normal" officeooo:rsid="00117f85"/>
    </style:style>
    <style:style style:name="T8" style:family="text">
      <style:text-properties fo:font-variant="normal" fo:text-transform="none" fo:color="#000000" fo:letter-spacing="normal" fo:font-style="normal" fo:font-weight="bold" officeooo:rsid="00117f85" style:font-weight-asian="bold" style:font-weight-complex="bold"/>
    </style:style>
    <style:style style:name="T9" style:family="text">
      <style:text-properties fo:font-variant="normal" fo:text-transform="none" fo:color="#000000" fo:letter-spacing="normal" fo:font-style="normal" officeooo:rsid="00186a10"/>
    </style:style>
    <style:style style:name="T10" style:family="text">
      <style:text-properties fo:font-variant="normal" fo:text-transform="none" fo:color="#000000" fo:font-size="12pt" fo:letter-spacing="normal" fo:font-style="normal" fo:font-weight="normal" style:font-size-asian="12pt" style:font-size-complex="12pt"/>
    </style:style>
    <style:style style:name="T11" style:family="text">
      <style:text-properties fo:font-variant="normal" fo:text-transform="none" fo:color="#000000" fo:font-size="12pt" fo:letter-spacing="normal" fo:font-style="normal" fo:font-weight="bold" officeooo:rsid="001593e5" style:font-size-asian="12pt" style:font-weight-asian="bold" style:font-size-complex="12pt" style:font-weight-complex="bold"/>
    </style:style>
    <style:style style:name="T12" style:family="text">
      <style:text-properties fo:font-variant="normal" fo:text-transform="none" fo:color="#000000" style:font-name="FreeMono" fo:font-size="12pt" fo:letter-spacing="normal" fo:font-style="normal" fo:font-weight="normal" fo:background-color="transparent" loext:char-shading-value="0" style:font-size-asian="12pt" style:font-size-complex="12pt" loext:padding="0cm" loext:border="none"/>
    </style:style>
    <style:style style:name="T13" style:family="text">
      <style:text-properties fo:font-variant="normal" fo:text-transform="none" fo:color="#000000" style:font-name="FreeMono" fo:font-size="12pt" fo:letter-spacing="normal" fo:font-style="normal" fo:font-weight="normal" officeooo:rsid="000e1bb8" fo:background-color="transparent" loext:char-shading-value="0" style:font-size-asian="12pt" style:font-size-complex="12pt" loext:padding="0cm" loext:border="none"/>
    </style:style>
    <style:style style:name="T14" style:family="text">
      <style:text-properties fo:font-variant="normal" fo:text-transform="none" fo:color="#000000" style:font-name="FreeMono" fo:font-size="12pt" fo:letter-spacing="normal" fo:font-style="normal" fo:font-weight="normal" fo:background-color="transparent" loext:char-shading-value="0" style:font-size-asian="12pt" style:font-weight-asian="normal" style:font-size-complex="12pt" style:font-weight-complex="normal" loext:padding="0cm" loext:border="none"/>
    </style:style>
    <style:style style:name="T15" style:family="text">
      <style:text-properties fo:font-variant="normal" fo:text-transform="none" fo:color="#000000" style:font-name="FreeMono" fo:font-size="12pt" fo:letter-spacing="normal" fo:font-style="normal" fo:font-weight="normal" style:font-size-asian="12pt" style:font-size-complex="12pt"/>
    </style:style>
    <style:style style:name="T16" style:family="text">
      <style:text-properties fo:font-variant="normal" fo:text-transform="none" fo:color="#000000" style:font-name="FreeMono" fo:font-size="12pt" fo:letter-spacing="normal" fo:font-style="normal" fo:font-weight="normal" officeooo:rsid="00117f85" style:font-size-asian="12pt" style:font-size-complex="12pt"/>
    </style:style>
    <style:style style:name="T17" style:family="text">
      <style:text-properties fo:font-variant="normal" fo:text-transform="none" fo:color="#000000" style:font-name="FreeMono" fo:font-size="12pt" fo:letter-spacing="normal" fo:font-style="normal" fo:font-weight="bold" style:font-size-asian="12pt" style:font-weight-asian="bold" style:font-size-complex="12pt" style:font-weight-complex="bold" loext:padding="0cm" loext:border="none"/>
    </style:style>
    <style:style style:name="T18" style:family="text">
      <style:text-properties fo:font-variant="normal" fo:text-transform="none" fo:color="#000000" style:font-name="FreeMono" fo:font-size="12pt" fo:letter-spacing="normal" style:font-size-asian="12pt" style:font-size-complex="12pt"/>
    </style:style>
    <style:style style:name="T19" style:family="text">
      <style:text-properties fo:font-variant="normal" fo:text-transform="none" fo:color="#000000" style:text-line-through-style="none" style:text-line-through-type="none" fo:font-size="12pt" fo:letter-spacing="normal" fo:font-style="normal" style:text-underline-style="none" officeooo:rsid="00221fb8" style:text-blinking="false" fo:background-color="transparent" loext:char-shading-value="0"/>
    </style:style>
    <style:style style:name="T20" style:family="text">
      <style:text-properties fo:font-variant="normal" fo:text-transform="none" fo:color="#3a3a3a" fo:letter-spacing="normal" fo:font-style="normal"/>
    </style:style>
    <style:style style:name="T21" style:family="text">
      <style:text-properties fo:font-variant="normal" fo:text-transform="none" fo:color="#3a3a3a" fo:letter-spacing="normal" fo:font-style="normal" officeooo:rsid="000bd313"/>
    </style:style>
    <style:style style:name="T22" style:family="text">
      <style:text-properties fo:font-variant="normal" fo:text-transform="none" fo:color="#3a3a3a" fo:letter-spacing="normal" fo:font-style="normal" fo:font-weight="bold" officeooo:rsid="000e1bb8" style:font-weight-asian="bold" style:font-weight-complex="bold"/>
    </style:style>
    <style:style style:name="T23" style:family="text">
      <style:text-properties fo:font-variant="normal" fo:text-transform="none" fo:color="#3a3a3a" fo:letter-spacing="normal" fo:font-style="normal" fo:font-weight="bold" officeooo:rsid="000fe5bd" style:font-weight-asian="bold" style:font-weight-complex="bold"/>
    </style:style>
    <style:style style:name="T24" style:family="text">
      <style:text-properties fo:font-variant="normal" fo:text-transform="none" fo:color="#3a3a3a" style:font-name="FreeMono" fo:font-size="12pt" fo:letter-spacing="normal" fo:background-color="transparent" loext:char-shading-value="0" style:font-size-asian="12pt" style:font-size-complex="12pt" loext:padding="0cm" loext:border="none"/>
    </style:style>
    <style:style style:name="T25" style:family="text">
      <style:text-properties fo:font-variant="normal" fo:text-transform="none" fo:color="#3a3a3a" style:font-name="FreeMono" fo:font-size="12pt" fo:letter-spacing="normal" fo:font-style="normal" fo:font-weight="normal" fo:background-color="transparent" loext:char-shading-value="0" style:font-size-asian="12pt" style:font-size-complex="12pt" loext:padding="0cm" loext:border="none"/>
    </style:style>
    <style:style style:name="T26" style:family="text">
      <style:text-properties fo:font-variant="normal" fo:text-transform="none" fo:color="#3a3a3a" style:font-name="FreeMono" fo:font-size="12pt" fo:letter-spacing="normal" fo:font-style="normal" fo:font-weight="normal" officeooo:rsid="000e1bb8" fo:background-color="transparent" loext:char-shading-value="0" style:font-size-asian="12pt" style:font-size-complex="12pt" loext:padding="0cm" loext:border="none"/>
    </style:style>
    <style:style style:name="T27" style:family="text">
      <style:text-properties fo:font-variant="normal" fo:text-transform="none" fo:color="#3a3a3a" style:font-name="FreeMono" fo:font-size="12pt" fo:letter-spacing="normal" fo:font-style="normal" fo:font-weight="normal" officeooo:rsid="00117f85" fo:background-color="transparent" loext:char-shading-value="0" style:font-size-asian="12pt" style:font-size-complex="12pt" loext:padding="0cm" loext:border="none"/>
    </style:style>
    <style:style style:name="T28" style:family="text">
      <style:text-properties fo:font-variant="normal" fo:text-transform="none" fo:color="#3a3a3a" style:font-name="FreeMono" fo:letter-spacing="normal" fo:font-style="normal" fo:font-weight="normal" fo:background-color="transparent" loext:char-shading-value="0" loext:padding="0cm" loext:border="none"/>
    </style:style>
    <style:style style:name="T29" style:family="text">
      <style:text-properties fo:font-variant="normal" fo:text-transform="none" fo:color="#e94849" style:font-name="FreeMono" fo:font-size="12pt" fo:letter-spacing="normal" fo:font-style="normal" fo:font-weight="normal" officeooo:rsid="000e1bb8" fo:background-color="transparent" loext:char-shading-value="0" style:font-size-asian="12pt" style:font-size-complex="12pt" loext:padding="0cm" loext:border="none"/>
    </style:style>
    <style:style style:name="T30" style:family="text">
      <style:text-properties fo:font-variant="normal" fo:text-transform="none" fo:color="#e94849" style:font-name="FreeMono" fo:font-size="12pt" fo:letter-spacing="normal" fo:font-style="normal" fo:font-weight="normal" fo:background-color="transparent" loext:char-shading-value="0" style:font-size-asian="12pt" style:font-size-complex="12pt" loext:padding="0cm" loext:border="none"/>
    </style:style>
    <style:style style:name="T31" style:family="text">
      <style:text-properties fo:font-variant="normal" fo:text-transform="none" fo:color="#e94849" style:font-name="FreeMono" fo:font-size="12pt" fo:letter-spacing="normal" fo:font-style="normal" fo:font-weight="normal" officeooo:rsid="000fe5bd" fo:background-color="transparent" loext:char-shading-value="0" style:font-size-asian="12pt" style:font-size-complex="12pt" loext:padding="0cm" loext:border="none"/>
    </style:style>
    <style:style style:name="T32" style:family="text">
      <style:text-properties fo:font-variant="normal" fo:text-transform="none" fo:color="#e94849" style:font-name="FreeMono" fo:font-size="12pt" fo:letter-spacing="normal" fo:font-style="normal" fo:font-weight="normal" officeooo:rsid="001593e5" fo:background-color="transparent" loext:char-shading-value="0" style:font-size-asian="12pt" style:font-size-complex="12pt" loext:padding="0cm" loext:border="none"/>
    </style:style>
    <style:style style:name="T33" style:family="text">
      <style:text-properties fo:font-variant="normal" fo:text-transform="none" fo:color="#e94849" style:font-name="FreeMono" fo:letter-spacing="normal" fo:font-style="normal" fo:font-weight="normal" officeooo:rsid="001593e5" fo:background-color="transparent" loext:char-shading-value="0" loext:padding="0cm" loext:border="none"/>
    </style:style>
    <style:style style:name="T34" style:family="text">
      <style:text-properties fo:font-variant="normal" fo:text-transform="none" fo:color="#374c51" fo:font-size="12pt" fo:letter-spacing="normal" fo:font-style="normal"/>
    </style:style>
    <style:style style:name="T35" style:family="text">
      <style:text-properties fo:font-variant="normal" fo:text-transform="none" fo:color="#374c51" fo:font-size="12pt" fo:letter-spacing="normal" fo:font-style="normal" fo:font-weight="normal" officeooo:rsid="00221fb8"/>
    </style:style>
    <style:style style:name="T36" style:family="text">
      <style:text-properties fo:font-variant="normal" fo:text-transform="none" fo:color="#374c51" fo:font-size="12pt" fo:letter-spacing="normal" fo:font-style="normal" fo:font-weight="bold" officeooo:rsid="00221fb8" style:font-weight-asian="bold" style:font-weight-complex="bold"/>
    </style:style>
    <style:style style:name="T37" style:family="text">
      <style:text-properties fo:font-variant="normal" fo:text-transform="none" fo:color="#374c51" style:font-name="FreeMono" fo:font-size="12pt" fo:letter-spacing="normal" fo:font-style="normal" fo:font-weight="bold" style:font-weight-asian="bold" style:font-weight-complex="bold"/>
    </style:style>
    <style:style style:name="T38" style:family="text">
      <style:text-properties fo:font-variant="normal" fo:text-transform="none" fo:color="#374c51" style:font-name="FreeMono" fo:font-size="12pt" fo:letter-spacing="normal" fo:font-style="normal" fo:font-weight="bold" officeooo:rsid="00221fb8" style:font-weight-asian="bold" style:font-weight-complex="bold"/>
    </style:style>
    <style:style style:name="T39" style:family="text">
      <style:text-properties fo:font-variant="normal" fo:text-transform="none" fo:color="#374c51" style:font-name="FreeMono" fo:font-size="12pt" fo:letter-spacing="normal" fo:font-style="normal" fo:font-weight="bold" fo:background-color="transparent" loext:char-shading-value="0" style:font-weight-asian="bold" style:font-weight-complex="bold" loext:padding="0cm" loext:border="none"/>
    </style:style>
    <style:style style:name="T40" style:family="text">
      <style:text-properties fo:color="#000000"/>
    </style:style>
    <style:style style:name="T41" style:family="text">
      <style:text-properties fo:color="#000000" officeooo:rsid="000bd313"/>
    </style:style>
    <style:style style:name="T42" style:family="text">
      <style:text-properties officeooo:rsid="000e1bb8"/>
    </style:style>
    <style:style style:name="T43" style:family="text">
      <style:text-properties fo:color="#e94849" style:font-name="FreeMono" fo:font-size="12pt" fo:background-color="transparent" loext:char-shading-value="0" style:font-size-asian="12pt" style:font-size-complex="12pt" loext:padding="0cm" loext:border="none"/>
    </style:style>
    <style:style style:name="T44" style:family="text">
      <style:text-properties officeooo:rsid="000fe5bd"/>
    </style:style>
    <style:style style:name="T45" style:family="text">
      <style:text-properties officeooo:rsid="00117f85"/>
    </style:style>
    <style:style style:name="T46" style:family="text">
      <style:text-properties fo:font-weight="bold" officeooo:rsid="001593e5" style:font-weight-asian="bold" style:font-weight-complex="bold"/>
    </style:style>
    <style:style style:name="T47" style:family="text">
      <style:text-properties officeooo:rsid="00130fb6"/>
    </style:style>
    <style:style style:name="T48" style:family="text">
      <style:text-properties officeooo:rsid="0015e7dc"/>
    </style:style>
    <style:style style:name="T49" style:family="text">
      <style:text-properties style:text-underline-style="none"/>
    </style:style>
    <style:style style:name="T50" style:family="text">
      <style:text-properties style:text-underline-style="none" officeooo:rsid="0015e7dc"/>
    </style:style>
    <style:style style:name="T51" style:family="text">
      <style:text-properties style:text-underline-style="none" officeooo:rsid="001d09c4"/>
    </style:style>
    <style:style style:name="T52" style:family="text">
      <style:text-properties style:text-underline-style="none" officeooo:rsid="00211049"/>
    </style:style>
    <style:style style:name="T53" style:family="text">
      <style:text-properties style:text-underline-style="none" officeooo:rsid="00213b76" style:font-size-asian="10.5pt" style:font-weight-asian="normal" style:font-size-complex="12pt" style:font-weight-complex="normal"/>
    </style:style>
    <style:style style:name="T54" style:family="text">
      <style:text-properties style:text-underline-style="none" officeooo:rsid="00221fb8" style:font-size-asian="10.5pt" style:font-weight-asian="normal" style:font-size-complex="12pt" style:font-weight-complex="normal"/>
    </style:style>
    <style:style style:name="T55" style:family="text">
      <style:text-properties style:text-underline-style="none" officeooo:rsid="00213b76" style:font-size-asian="10.5pt" style:font-size-complex="12pt"/>
    </style:style>
    <style:style style:name="T56" style:family="text">
      <style:text-properties style:text-underline-style="none" officeooo:rsid="00221fb8" style:font-size-asian="10.5pt" style:font-size-complex="12pt"/>
    </style:style>
    <style:style style:name="T57" style:family="text">
      <style:text-properties officeooo:rsid="00186a10"/>
    </style:style>
    <style:style style:name="T58" style:family="text">
      <style:text-properties style:font-name="FreeMono"/>
    </style:style>
    <style:style style:name="T59" style:family="text">
      <style:text-properties style:font-name="FreeMono" style:font-size-asian="12pt"/>
    </style:style>
    <style:style style:name="T60" style:family="text">
      <style:text-properties style:font-name="FreeMono" fo:font-size="12pt" fo:background-color="transparent" loext:char-shading-value="0" style:font-size-asian="12pt" style:font-size-complex="12pt" loext:padding="0cm" loext:border="none"/>
    </style:style>
    <style:style style:name="T61" style:family="text">
      <style:text-properties style:font-name="FreeMono" fo:font-size="12pt" style:font-size-asian="12pt" style:font-size-complex="12pt"/>
    </style:style>
    <style:style style:name="T62" style:family="text">
      <style:text-properties style:font-name="FreeMono" fo:font-weight="bold" style:font-weight-asian="bold" style:font-weight-complex="bold"/>
    </style:style>
    <style:style style:name="T63" style:family="text">
      <style:text-properties style:font-name="FreeMono" fo:font-weight="bold" officeooo:rsid="001ec62d" style:font-weight-asian="bold" style:font-weight-complex="bold"/>
    </style:style>
    <style:style style:name="T64" style:family="text">
      <style:text-properties style:font-name="FreeMono" fo:font-weight="normal" style:font-weight-asian="normal" style:font-weight-complex="normal"/>
    </style:style>
    <style:style style:name="T65" style:family="text">
      <style:text-properties style:font-name="FreeMono" officeooo:rsid="001ec62d"/>
    </style:style>
    <style:style style:name="T66" style:family="text">
      <style:text-properties style:font-name="FreeMono" fo:font-style="normal"/>
    </style:style>
    <style:style style:name="T67" style:family="text">
      <style:text-properties officeooo:rsid="001a33d0"/>
    </style:style>
    <style:style style:name="T68" style:family="text">
      <style:text-properties fo:font-size="13pt" style:text-underline-style="none" fo:font-weight="bold" style:font-size-asian="13pt" style:font-weight-asian="bold" style:font-size-complex="13pt" style:font-weight-complex="bold"/>
    </style:style>
    <style:style style:name="T69" style:family="text">
      <style:text-properties fo:font-size="13pt" style:text-underline-style="none" fo:font-weight="bold" officeooo:rsid="001e118b" style:font-size-asian="13pt" style:font-weight-asian="bold" style:font-size-complex="13pt" style:font-weight-complex="bold"/>
    </style:style>
    <style:style style:name="T70" style:family="text">
      <style:text-properties fo:font-size="13pt" style:text-underline-style="none" fo:font-weight="bold" officeooo:rsid="001f6e1c" style:font-size-asian="13pt" style:font-weight-asian="bold" style:font-size-complex="13pt" style:font-weight-complex="bold"/>
    </style:style>
    <style:style style:name="T71" style:family="text">
      <style:text-properties fo:font-size="13pt" style:text-underline-style="none" fo:font-weight="normal" officeooo:rsid="001ec62d" style:font-size-asian="13pt" style:font-weight-asian="normal" style:font-size-complex="13pt" style:font-weight-complex="normal"/>
    </style:style>
    <style:style style:name="T72" style:family="text">
      <style:text-properties officeooo:rsid="001af68e"/>
    </style:style>
    <style:style style:name="T73" style:family="text">
      <style:text-properties fo:color="#4169e1" style:font-name="FreeMono" officeooo:rsid="001ec62d"/>
    </style:style>
    <style:style style:name="T74" style:family="text">
      <style:text-properties officeooo:rsid="00214123"/>
    </style:style>
    <style:style style:name="T75" style:family="text">
      <style:text-properties officeooo:rsid="00221fb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image text:level="1"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27cm" fo:text-indent="-0.635cm" fo:margin-left="1.27cm"/>
        </style:list-level-properties>
      </text:list-level-style-image>
      <text:list-level-style-image text:level="2"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905cm" fo:text-indent="-0.635cm" fo:margin-left="1.905cm"/>
        </style:list-level-properties>
      </text:list-level-style-image>
      <text:list-level-style-image text:level="3"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2.54cm" fo:text-indent="-0.635cm" fo:margin-left="2.54cm"/>
        </style:list-level-properties>
      </text:list-level-style-image>
      <text:list-level-style-image text:level="4"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3.175cm" fo:text-indent="-0.635cm" fo:margin-left="3.175cm"/>
        </style:list-level-properties>
      </text:list-level-style-image>
      <text:list-level-style-image text:level="5"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3.81cm" fo:text-indent="-0.635cm" fo:margin-left="3.81cm"/>
        </style:list-level-properties>
      </text:list-level-style-image>
      <text:list-level-style-image text:level="6"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4.445cm" fo:text-indent="-0.635cm" fo:margin-left="4.445cm"/>
        </style:list-level-properties>
      </text:list-level-style-image>
      <text:list-level-style-image text:level="7"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5.08cm" fo:text-indent="-0.635cm" fo:margin-left="5.08cm"/>
        </style:list-level-properties>
      </text:list-level-style-image>
      <text:list-level-style-image text:level="8"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5.715cm" fo:text-indent="-0.635cm" fo:margin-left="5.715cm"/>
        </style:list-level-properties>
      </text:list-level-style-image>
      <text:list-level-style-image text:level="9"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6.35cm" fo:text-indent="-0.635cm" fo:margin-left="6.35cm"/>
        </style:list-level-properties>
      </text:list-level-style-image>
      <text:list-level-style-image text:level="10"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6.985cm" fo:text-indent="-0.635cm" fo:margin-left="6.985cm"/>
        </style:list-level-properties>
      </text:list-level-style-image>
    </text:list-style>
    <text:list-style style:name="L3">
      <text:list-level-style-image text:level="1"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27cm" fo:text-indent="-0.635cm" fo:margin-left="1.27cm"/>
        </style:list-level-properties>
      </text:list-level-style-image>
      <text:list-level-style-image text:level="2"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905cm" fo:text-indent="-0.635cm" fo:margin-left="1.905cm"/>
        </style:list-level-properties>
      </text:list-level-style-image>
      <text:list-level-style-image text:level="3"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2.54cm" fo:text-indent="-0.635cm" fo:margin-left="2.54cm"/>
        </style:list-level-properties>
      </text:list-level-style-image>
      <text:list-level-style-image text:level="4"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3.175cm" fo:text-indent="-0.635cm" fo:margin-left="3.175cm"/>
        </style:list-level-properties>
      </text:list-level-style-image>
      <text:list-level-style-image text:level="5"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3.81cm" fo:text-indent="-0.635cm" fo:margin-left="3.81cm"/>
        </style:list-level-properties>
      </text:list-level-style-image>
      <text:list-level-style-image text:level="6"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4.445cm" fo:text-indent="-0.635cm" fo:margin-left="4.445cm"/>
        </style:list-level-properties>
      </text:list-level-style-image>
      <text:list-level-style-image text:level="7"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5.08cm" fo:text-indent="-0.635cm" fo:margin-left="5.08cm"/>
        </style:list-level-properties>
      </text:list-level-style-image>
      <text:list-level-style-image text:level="8"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5.715cm" fo:text-indent="-0.635cm" fo:margin-left="5.715cm"/>
        </style:list-level-properties>
      </text:list-level-style-image>
      <text:list-level-style-image text:level="9"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6.35cm" fo:text-indent="-0.635cm" fo:margin-left="6.35cm"/>
        </style:list-level-properties>
      </text:list-level-style-image>
      <text:list-level-style-image text:level="10"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6.985cm" fo:text-indent="-0.635cm" fo:margin-left="6.985cm"/>
        </style:list-level-properties>
      </text:list-level-style-image>
    </text:list-style>
    <text:list-style style:name="L4">
      <text:list-level-style-image text:level="1"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image text:level="1"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27cm" fo:text-indent="-0.635cm" fo:margin-left="1.27cm"/>
        </style:list-level-properties>
      </text:list-level-style-image>
      <text:list-level-style-image text:level="2"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905cm" fo:text-indent="-0.635cm" fo:margin-left="1.905cm"/>
        </style:list-level-properties>
      </text:list-level-style-image>
      <text:list-level-style-image text:level="3"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2.54cm" fo:text-indent="-0.635cm" fo:margin-left="2.54cm"/>
        </style:list-level-properties>
      </text:list-level-style-image>
      <text:list-level-style-image text:level="4"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3.175cm" fo:text-indent="-0.635cm" fo:margin-left="3.175cm"/>
        </style:list-level-properties>
      </text:list-level-style-image>
      <text:list-level-style-image text:level="5"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3.81cm" fo:text-indent="-0.635cm" fo:margin-left="3.81cm"/>
        </style:list-level-properties>
      </text:list-level-style-image>
      <text:list-level-style-image text:level="6"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4.445cm" fo:text-indent="-0.635cm" fo:margin-left="4.445cm"/>
        </style:list-level-properties>
      </text:list-level-style-image>
      <text:list-level-style-image text:level="7"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5.08cm" fo:text-indent="-0.635cm" fo:margin-left="5.08cm"/>
        </style:list-level-properties>
      </text:list-level-style-image>
      <text:list-level-style-image text:level="8"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5.715cm" fo:text-indent="-0.635cm" fo:margin-left="5.715cm"/>
        </style:list-level-properties>
      </text:list-level-style-image>
      <text:list-level-style-image text:level="9"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6.35cm" fo:text-indent="-0.635cm" fo:margin-left="6.35cm"/>
        </style:list-level-properties>
      </text:list-level-style-image>
      <text:list-level-style-image text:level="10"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6.985cm" fo:text-indent="-0.635cm" fo:margin-left="6.985cm"/>
        </style:list-level-properties>
      </text:list-level-style-image>
    </text:list-style>
    <text:list-style style:name="L6">
      <text:list-level-style-image text:level="1"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27cm" fo:text-indent="-0.635cm" fo:margin-left="1.27cm"/>
        </style:list-level-properties>
      </text:list-level-style-image>
      <text:list-level-style-image text:level="2"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905cm" fo:text-indent="-0.635cm" fo:margin-left="1.905cm"/>
        </style:list-level-properties>
      </text:list-level-style-image>
      <text:list-level-style-image text:level="3"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2.54cm" fo:text-indent="-0.635cm" fo:margin-left="2.54cm"/>
        </style:list-level-properties>
      </text:list-level-style-image>
      <text:list-level-style-image text:level="4"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3.175cm" fo:text-indent="-0.635cm" fo:margin-left="3.175cm"/>
        </style:list-level-properties>
      </text:list-level-style-image>
      <text:list-level-style-image text:level="5"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3.81cm" fo:text-indent="-0.635cm" fo:margin-left="3.81cm"/>
        </style:list-level-properties>
      </text:list-level-style-image>
      <text:list-level-style-image text:level="6"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4.445cm" fo:text-indent="-0.635cm" fo:margin-left="4.445cm"/>
        </style:list-level-properties>
      </text:list-level-style-image>
      <text:list-level-style-image text:level="7"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5.08cm" fo:text-indent="-0.635cm" fo:margin-left="5.08cm"/>
        </style:list-level-properties>
      </text:list-level-style-image>
      <text:list-level-style-image text:level="8"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5.715cm" fo:text-indent="-0.635cm" fo:margin-left="5.715cm"/>
        </style:list-level-properties>
      </text:list-level-style-image>
      <text:list-level-style-image text:level="9"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6.35cm" fo:text-indent="-0.635cm" fo:margin-left="6.35cm"/>
        </style:list-level-properties>
      </text:list-level-style-image>
      <text:list-level-style-image text:level="10"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6.985cm" fo:text-indent="-0.635cm" fo:margin-left="6.985cm"/>
        </style:list-level-properties>
      </text:list-level-style-image>
    </text:list-style>
    <text:list-style style:name="L7">
      <text:list-level-style-image text:level="1"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27cm" fo:text-indent="-0.635cm" fo:margin-left="1.27cm"/>
        </style:list-level-properties>
      </text:list-level-style-image>
      <text:list-level-style-image text:level="2"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905cm" fo:text-indent="-0.635cm" fo:margin-left="1.905cm"/>
        </style:list-level-properties>
      </text:list-level-style-image>
      <text:list-level-style-image text:level="3"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2.54cm" fo:text-indent="-0.635cm" fo:margin-left="2.54cm"/>
        </style:list-level-properties>
      </text:list-level-style-image>
      <text:list-level-style-image text:level="4"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3.175cm" fo:text-indent="-0.635cm" fo:margin-left="3.175cm"/>
        </style:list-level-properties>
      </text:list-level-style-image>
      <text:list-level-style-image text:level="5"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3.81cm" fo:text-indent="-0.635cm" fo:margin-left="3.81cm"/>
        </style:list-level-properties>
      </text:list-level-style-image>
      <text:list-level-style-image text:level="6"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4.445cm" fo:text-indent="-0.635cm" fo:margin-left="4.445cm"/>
        </style:list-level-properties>
      </text:list-level-style-image>
      <text:list-level-style-image text:level="7"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5.08cm" fo:text-indent="-0.635cm" fo:margin-left="5.08cm"/>
        </style:list-level-properties>
      </text:list-level-style-image>
      <text:list-level-style-image text:level="8"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5.715cm" fo:text-indent="-0.635cm" fo:margin-left="5.715cm"/>
        </style:list-level-properties>
      </text:list-level-style-image>
      <text:list-level-style-image text:level="9"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6.35cm" fo:text-indent="-0.635cm" fo:margin-left="6.35cm"/>
        </style:list-level-properties>
      </text:list-level-style-image>
      <text:list-level-style-image text:level="10"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6.985cm" fo:text-indent="-0.635cm" fo:margin-left="6.985cm"/>
        </style:list-level-properties>
      </text:list-level-style-image>
    </text:list-style>
    <text:list-style style:name="L8">
      <text:list-level-style-image text:level="1"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27cm" fo:text-indent="-0.635cm" fo:margin-left="1.27cm"/>
        </style:list-level-properties>
      </text:list-level-style-image>
      <text:list-level-style-image text:level="2"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905cm" fo:text-indent="-0.635cm" fo:margin-left="1.905cm"/>
        </style:list-level-properties>
      </text:list-level-style-image>
      <text:list-level-style-image text:level="3"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2.54cm" fo:text-indent="-0.635cm" fo:margin-left="2.54cm"/>
        </style:list-level-properties>
      </text:list-level-style-image>
      <text:list-level-style-image text:level="4"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3.175cm" fo:text-indent="-0.635cm" fo:margin-left="3.175cm"/>
        </style:list-level-properties>
      </text:list-level-style-image>
      <text:list-level-style-image text:level="5"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3.81cm" fo:text-indent="-0.635cm" fo:margin-left="3.81cm"/>
        </style:list-level-properties>
      </text:list-level-style-image>
      <text:list-level-style-image text:level="6"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4.445cm" fo:text-indent="-0.635cm" fo:margin-left="4.445cm"/>
        </style:list-level-properties>
      </text:list-level-style-image>
      <text:list-level-style-image text:level="7"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5.08cm" fo:text-indent="-0.635cm" fo:margin-left="5.08cm"/>
        </style:list-level-properties>
      </text:list-level-style-image>
      <text:list-level-style-image text:level="8"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5.715cm" fo:text-indent="-0.635cm" fo:margin-left="5.715cm"/>
        </style:list-level-properties>
      </text:list-level-style-image>
      <text:list-level-style-image text:level="9"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6.35cm" fo:text-indent="-0.635cm" fo:margin-left="6.35cm"/>
        </style:list-level-properties>
      </text:list-level-style-image>
      <text:list-level-style-image text:level="10" xlink:href="Pictures/100002000000000B0000000B7D1422FA29DDF7D5.gif" xlink:type="simple" xlink:show="embed" xlink:actuate="onLoad">
        <style:list-level-properties text:list-level-position-and-space-mode="label-alignment" style:vertical-pos="middle" style:vertical-rel="line" fo:width="0.291cm" fo:height="0.291cm">
          <style:list-level-label-alignment text:label-followed-by="listtab" text:list-tab-stop-position="6.985cm" fo:text-indent="-0.635cm" fo:margin-left="6.985cm"/>
        </style:list-level-properties>
      </text:list-level-style-image>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CASSANDRA CLUSTER SETUP</text:p>
      <text:p text:style-name="P44"/>
      <text:p text:style-name="P47">Do the following steps in all nodes in cluster.</text:p>
      <text:p text:style-name="P46"/>
      <text:list xml:id="list9175032671856154216" text:style-name="L1">
        <text:list-item>
          <text:p text:style-name="P49">Download java from the below link and install <text:span text:style-name="T1">it</text:span>.</text:p>
          <text:p text:style-name="P52"><text:a xlink:type="simple" xlink:href="http://download.oracle.com/otn-pub/java/jdk/8u121-b13/e9e7ea248e2c4826b92b3f075a80e441/jdk-8u121-linux-x64.tar.gz" text:style-name="Internet_20_link" text:visited-style-name="Visited_20_Internet_20_Link"><text:span text:style-name="T59">http://download.oracle.com/otn-pub/java/jdk/8u121-b13/e9e7ea248e2c4826b92b3f075a80e441/jdk-8u121-linux-x64.tar.gz</text:span></text:a></text:p>
        </text:list-item>
        <text:list-item>
          <text:p text:style-name="P49">Set the JAVA_HOME <text:s/>environment variable like below.</text:p>
          <text:p text:style-name="P50"><text:s/>JAVA_HOME=/usr/lib/jvm/java-8-oracle/</text:p>
        </text:list-item>
        <text:list-item>
          <text:p text:style-name="P49">set the PATH environment variable like below.</text:p>
          <text:p text:style-name="P50"><text:s/>PATH=$PATH:$JAVA_HOME</text:p>
        </text:list-item>
      </text:list>
      <text:p text:style-name="P45"/>
      <text:list xml:id="list1158669577287028923" text:style-name="L2">
        <text:list-header>
          <text:p text:style-name="P53"/>
        </text:list-header>
      </text:list>
      <text:p text:style-name="P42">To download and install the cassandra follow the below steps in each node.</text:p>
      <text:p text:style-name="P41"/>
      <text:list xml:id="list205043962821638" text:continue-numbering="true" text:style-name="L2">
        <text:list-item>
          <text:p text:style-name="P55"><text:span text:style-name="T40">We </text:span><text:span text:style-name="T41">have to</text:span><text:span text:style-name="T40"> install Cassandra using packages from the official Apache Software Foundation repositories, so start by adding the repo so that the packages are available to </text:span><text:span text:style-name="T41">the</text:span><text:span text:style-name="T40"> system.</text:span><text:span text:style-name="T41">Use the below command to add the <text:s text:c="2"/></text:span></text:p>
          <text:p text:style-name="P56">source list</text:p>
          <text:p text:style-name="P57"/>
          <text:p text:style-name="P51"><text:span text:style-name="T20">echo "deb http://www.apache.org/dist/cassandra/debian </text:span><text:span text:style-name="T21">310</text:span><text:span text:style-name="T20">x main" | sudo tee -a /etc/apt/sources.list.d/cassandra.sources.list</text:span></text:p>
          <text:p text:style-name="P54"/>
        </text:list-item>
        <text:list-item>
          <text:p text:style-name="P56"><text:span text:style-name="T47">A</text:span>dd the repo's source:</text:p>
          <text:p text:style-name="P57"/>
          <text:p text:style-name="P54">echo "deb-src http://www.apache.org/dist/cassandra/debian <text:span text:style-name="T47">310</text:span>x main" | sudo tee -a /etc/apt/sources.list.d/cassandra.sources.list</text:p>
          <text:p text:style-name="P57"/>
        </text:list-item>
        <text:list-item>
          <text:p text:style-name="P56">To avoid package signature warnings during package updates, we need to add three public keys from the Apache Software Foundation associated with the package repositories.The following sequence of commands add the public keys.</text:p>
          <text:p text:style-name="P58"/>
          <text:p text:style-name="P62">gpg --keyserver pgp.mit.edu --recv-keys F758CE318D77295D </text:p>
          <text:p text:style-name="P58">gpg --export --armor F758CE318D77295D | sudo apt-key add -</text:p>
          <text:p text:style-name="P62">gpg --keyserver pgp.mit.edu --recv-keys 2B5C1B00 </text:p>
          <text:p text:style-name="P58">gpg --export --armor 2B5C1B00 | sudo apt-key add -</text:p>
          <text:p text:style-name="P62">gpg --keyserver pgp.mit.edu --recv-keys 0353B12C </text:p>
          <text:p text:style-name="P58">gpg --export --armor 0353B12C | sudo apt-key add -</text:p>
          <text:p text:style-name="P60"/>
        </text:list-item>
        <text:list-item>
          <text:p text:style-name="P63">We need to update the package database </text:p>
          <text:p text:style-name="P60">sudo apt-get update</text:p>
          <text:p text:style-name="P60"/>
        </text:list-item>
        <text:list-item>
          <text:p text:style-name="P63">Now,install cassandra by using following command</text:p>
          <text:p text:style-name="P60">sudo apt-get install cassandra</text:p>
          <text:p text:style-name="P60"><text:soft-page-break/></text:p>
        </text:list-item>
      </text:list>
      <text:p text:style-name="P17">Cluster Set up:</text:p>
      <text:list xml:id="list5636648248901325762" text:style-name="L3">
        <text:list-item>
          <text:p text:style-name="P75"><text:span text:style-name="T6">R</text:span><text:span text:style-name="T4">un below </text:span><text:span text:style-name="T5">command <text:s/>on each node </text:span><text:span text:style-name="T4">to</text:span><text:span text:style-name="T5"> stop the Cassandra daemon.</text:span></text:p>
        </text:list-item>
      </text:list>
      <text:p text:style-name="P14"><text:tab/>sudo service cassandra stop</text:p>
      <text:list xml:id="list7127113024955301325" text:style-name="L4">
        <text:list-item>
          <text:p text:style-name="P64">Delete the Default dataset on each node.</text:p>
          <text:p text:style-name="P61">sudo rm -rf /var/lib/cassandra/data/system/*</text:p>
        </text:list-item>
        <text:list-item>
          <text:p text:style-name="P64">Open the cassandra configuration file on each using below command.</text:p>
          <text:p text:style-name="P59"><text:span text:style-name="T42">Vi </text:span>/etc/cassandra/cassandra.yaml</text:p>
        </text:list-item>
        <text:list-item>
          <text:p text:style-name="P64">Update the configuration file as shown below on each node.</text:p>
          <text:p text:style-name="P98">Node 1:</text:p>
          <text:p text:style-name="P100"/>
          <text:p text:style-name="P102"><text:span text:style-name="Source_20_Text"><text:span text:style-name="T60">cluster_name: '</text:span></text:span><text:span text:style-name="Source_20_Text"><text:span text:style-name="T43">CassandraCluster</text:span></text:span><text:span text:style-name="Source_20_Text"><text:span text:style-name="T60">'</text:span></text:span></text:p>
          <text:p text:style-name="P100"/>
          <text:p text:style-name="P102"><text:span text:style-name="Source_20_Text"><text:span text:style-name="T60">seed_provider:</text:span></text:span></text:p>
        </text:list-item>
      </text:list>
      <text:p text:style-name="P27"><text:span text:style-name="Source_20_Text"><text:span text:style-name="T24"><text:s text:c="2"/></text:span></text:span><text:span text:style-name="Source_20_Text"><text:span text:style-name="T25">-class_name:org.apache.cassandra.locator.SimpleSeedProvider</text:span></text:span></text:p>
      <text:p text:style-name="P27"><text:span text:style-name="Source_20_Text"><text:span text:style-name="T24"><text:s text:c="4"/></text:span></text:span><text:span text:style-name="Source_20_Text"><text:span text:style-name="T25">parameters:</text:span></text:span></text:p>
      <text:p text:style-name="P27"><text:span text:style-name="Source_20_Text"><text:span text:style-name="T24"><text:s text:c="9"/></text:span></text:span><text:span text:style-name="Source_20_Text"><text:span text:style-name="T25">- seeds:"</text:span></text:span><text:span text:style-name="Source_20_Text"><text:span text:style-name="T29">10.138.89.38,10.138.89.47</text:span></text:span><text:span text:style-name="Source_20_Text"><text:span text:style-name="T25">"</text:span></text:span></text:p>
      <text:list xml:id="list205043974326022" text:continue-numbering="true" text:style-name="L4">
        <text:list-header>
          <text:p text:style-name="P102"><text:span text:style-name="Source_20_Text"><text:span text:style-name="T60"/></text:span></text:p>
          <text:p text:style-name="P106"><text:span text:style-name="Source_20_Text"><text:span text:style-name="T26">listen_address: </text:span></text:span><text:span text:style-name="Source_20_Text"><text:span text:style-name="T29">10.138.89.35</text:span></text:span></text:p>
          <text:p text:style-name="P108"/>
          <text:p text:style-name="P106"><text:span text:style-name="Source_20_Text"><text:span text:style-name="T25">rpc_address: </text:span></text:span><text:span text:style-name="Source_20_Text"><text:span text:style-name="T29">10.138.89.35</text:span></text:span></text:p>
          <text:p text:style-name="P110"/>
          <text:p text:style-name="P106"><text:span text:style-name="Source_20_Text"><text:span text:style-name="T25">endpoint_snitch: </text:span></text:span><text:span text:style-name="Source_20_Text"><text:span text:style-name="T30">GossipingPropertyFileSnitch</text:span></text:span></text:p>
        </text:list-header>
      </text:list>
      <text:p text:style-name="P36"/>
      <text:p text:style-name="P30"><text:tab/>If you are setting up the cluster for the first time then add <text:tab/>the following line at the end of the configuration <text:tab/>file<text:span text:style-name="T57">(cassandra.yaml)</text:span>.</text:p>
      <text:p text:style-name="P32"><text:span text:style-name="Source_20_Text"><text:span text:style-name="T29"><text:tab/></text:span></text:span></text:p>
      <text:p text:style-name="P32"><text:span text:style-name="Source_20_Text"><text:span text:style-name="T29"><text:tab/></text:span></text:span><text:span text:style-name="Source_20_Text"><text:span text:style-name="T12">auto_bootstrap:</text:span></text:span><text:span text:style-name="Source_20_Text"><text:span text:style-name="T30"> false</text:span></text:span></text:p>
      <text:p text:style-name="P32"><text:span text:style-name="Source_20_Text"><text:span text:style-name="T30"/></text:span></text:p>
      <text:list xml:id="list205042431779385" text:continue-numbering="true" text:style-name="L4">
        <text:list-header>
          <text:p text:style-name="P99">Node <text:span text:style-name="T44">2</text:span>:</text:p>
          <text:p text:style-name="P101"/>
          <text:p text:style-name="P103"><text:span text:style-name="Source_20_Text"><text:span text:style-name="T60">cluster_name: '</text:span></text:span><text:span text:style-name="Source_20_Text"><text:span text:style-name="T43">CassandraCluster</text:span></text:span><text:span text:style-name="Source_20_Text"><text:span text:style-name="T60">'</text:span></text:span></text:p>
          <text:p text:style-name="P101"/>
          <text:p text:style-name="P103"><text:span text:style-name="Source_20_Text"><text:span text:style-name="T60">seed_provider:</text:span></text:span></text:p>
        </text:list-header>
      </text:list>
      <text:p text:style-name="P28"><text:span text:style-name="Source_20_Text"><text:span text:style-name="T24"><text:s text:c="2"/></text:span></text:span><text:span text:style-name="Source_20_Text"><text:span text:style-name="T25">-class_name:org.apache.cassandra.locator.SimpleSeedProvider</text:span></text:span></text:p>
      <text:p text:style-name="P28"><text:span text:style-name="Source_20_Text"><text:span text:style-name="T24"><text:s text:c="4"/></text:span></text:span><text:span text:style-name="Source_20_Text"><text:span text:style-name="T25">parameters:</text:span></text:span></text:p>
      <text:p text:style-name="P28"><text:span text:style-name="Source_20_Text"><text:span text:style-name="T24"><text:s text:c="9"/></text:span></text:span><text:span text:style-name="Source_20_Text"><text:span text:style-name="T25">- seeds:"</text:span></text:span><text:span text:style-name="Source_20_Text"><text:span text:style-name="T29">10.138.89.38,10.138.89.47</text:span></text:span><text:span text:style-name="Source_20_Text"><text:span text:style-name="T25">"</text:span></text:span></text:p>
      <text:list xml:id="list205043592261214" text:continue-numbering="true" text:style-name="L4">
        <text:list-header>
          <text:p text:style-name="P103"><text:span text:style-name="Source_20_Text"><text:span text:style-name="T60"/></text:span></text:p>
          <text:p text:style-name="P107"><text:span text:style-name="Source_20_Text"><text:span text:style-name="T26">listen_address: </text:span></text:span><text:span text:style-name="Source_20_Text"><text:span text:style-name="T29">10.138.89.3</text:span></text:span><text:span text:style-name="Source_20_Text"><text:span text:style-name="T31">8</text:span></text:span></text:p>
          <text:p text:style-name="P109"/>
          <text:p text:style-name="P107"><text:span text:style-name="Source_20_Text"><text:span text:style-name="T25">rpc_address: </text:span></text:span><text:span text:style-name="Source_20_Text"><text:span text:style-name="T29">10.138.89.3</text:span></text:span><text:span text:style-name="Source_20_Text"><text:span text:style-name="T31">8</text:span></text:span></text:p>
          <text:p text:style-name="P111"/>
          <text:p text:style-name="P107"><text:span text:style-name="Source_20_Text"><text:span text:style-name="T25">endpoint_snitch: </text:span></text:span><text:span text:style-name="Source_20_Text"><text:span text:style-name="T30">GossipingPropertyFileSnitch</text:span></text:span></text:p>
        </text:list-header>
      </text:list>
      <text:p text:style-name="P37"/>
      <text:p text:style-name="P31"><text:tab/>If you are setting up the cluster for the first time then add <text:tab/>the following line at the end of the configuration <text:tab/>file<text:span text:style-name="T57">(cassandra.yaml)</text:span>.</text:p>
      <text:p text:style-name="P33"><text:span text:style-name="Source_20_Text"><text:span text:style-name="T29"><text:tab/></text:span></text:span></text:p>
      <text:p text:style-name="P33"><text:span text:style-name="Source_20_Text"><text:span text:style-name="T29"><text:tab/></text:span></text:span><text:span text:style-name="Source_20_Text"><text:span text:style-name="T13">auto_bootstrap:</text:span></text:span><text:span text:style-name="Source_20_Text"><text:span text:style-name="T29"> false</text:span></text:span></text:p>
      <text:p text:style-name="P29"><text:soft-page-break/><text:span text:style-name="Source_20_Text"><text:span text:style-name="T43"/></text:span></text:p>
      <text:p text:style-name="P26"><text:line-break/><text:span text:style-name="T22">Node </text:span><text:span text:style-name="T23">3</text:span><text:span text:style-name="T22">:</text:span></text:p>
      <text:list xml:id="list205043452931020" text:continue-numbering="true" text:style-name="L4">
        <text:list-header>
          <text:p text:style-name="P103"><text:span text:style-name="Source_20_Text"><text:span text:style-name="T60">cluster_name: '</text:span></text:span><text:span text:style-name="Source_20_Text"><text:span text:style-name="T43">CassandraCluster</text:span></text:span><text:span text:style-name="Source_20_Text"><text:span text:style-name="T60">'</text:span></text:span></text:p>
          <text:p text:style-name="P101"/>
          <text:p text:style-name="P103"><text:span text:style-name="Source_20_Text"><text:span text:style-name="T60">seed_provider:</text:span></text:span></text:p>
        </text:list-header>
      </text:list>
      <text:p text:style-name="P28"><text:span text:style-name="Source_20_Text"><text:span text:style-name="T24"><text:s text:c="2"/></text:span></text:span><text:span text:style-name="Source_20_Text"><text:span text:style-name="T25">-class_name:org.apache.cassandra.locator.SimpleSeedProvider</text:span></text:span></text:p>
      <text:p text:style-name="P28"><text:span text:style-name="Source_20_Text"><text:span text:style-name="T24"><text:s text:c="4"/></text:span></text:span><text:span text:style-name="Source_20_Text"><text:span text:style-name="T25">parameters:</text:span></text:span></text:p>
      <text:p text:style-name="P28"><text:span text:style-name="Source_20_Text"><text:span text:style-name="T24"><text:s text:c="9"/></text:span></text:span><text:span text:style-name="Source_20_Text"><text:span text:style-name="T25">- seeds:"</text:span></text:span><text:span text:style-name="Source_20_Text"><text:span text:style-name="T29">10.138.89.38,10.138.89.47</text:span></text:span><text:span text:style-name="Source_20_Text"><text:span text:style-name="T25">"</text:span></text:span></text:p>
      <text:list xml:id="list205043153698694" text:continue-numbering="true" text:style-name="L4">
        <text:list-header>
          <text:p text:style-name="P103"><text:span text:style-name="Source_20_Text"><text:span text:style-name="T60"/></text:span></text:p>
          <text:p text:style-name="P107"><text:span text:style-name="Source_20_Text"><text:span text:style-name="T26">listen_address: </text:span></text:span><text:span text:style-name="Source_20_Text"><text:span text:style-name="T29">10.138.89.</text:span></text:span><text:span text:style-name="Source_20_Text"><text:span text:style-name="T31">47</text:span></text:span></text:p>
          <text:p text:style-name="P109"/>
          <text:p text:style-name="P107"><text:span text:style-name="Source_20_Text"><text:span text:style-name="T25">rpc_address: </text:span></text:span><text:span text:style-name="Source_20_Text"><text:span text:style-name="T29">10.138.89.</text:span></text:span><text:span text:style-name="Source_20_Text"><text:span text:style-name="T31">47</text:span></text:span></text:p>
          <text:p text:style-name="P111"/>
          <text:p text:style-name="P107"><text:span text:style-name="Source_20_Text"><text:span text:style-name="T25">endpoint_snitch: </text:span></text:span><text:span text:style-name="Source_20_Text"><text:span text:style-name="T30">GossipingPropertyFileSnitch</text:span></text:span></text:p>
        </text:list-header>
      </text:list>
      <text:p text:style-name="P37"/>
      <text:p text:style-name="P31"><text:tab/>If you are setting up the cluster for the first time then add <text:tab/>the following line at the end of the configuration <text:tab/>file<text:span text:style-name="T57">(cassandra.yaml)</text:span>.</text:p>
      <text:p text:style-name="P33"><text:span text:style-name="Source_20_Text"><text:span text:style-name="T29"><text:tab/></text:span></text:span></text:p>
      <text:p text:style-name="P25"><text:span text:style-name="Source_20_Text"><text:span text:style-name="T29"><text:tab/></text:span></text:span><text:span text:style-name="Source_20_Text"><text:span text:style-name="T14">auto_bootstrap:</text:span></text:span><text:span text:style-name="Source_20_Text"><text:span text:style-name="T30"> false</text:span></text:span></text:p>
      <text:p text:style-name="P19">Configuring the Firewall:</text:p>
      <text:p text:style-name="P20">Note:don't do the following settings untill unless you aware of it. These following commands will put rules on your firewall</text:p>
      <text:list xml:id="list3279206466088737966" text:style-name="L5">
        <text:list-item>
          <text:p text:style-name="P65">At this point, the cluster has been configured, but the nodes will not able to <text:s/>communicate. In this step, we have to <text:s/>configure the firewall to allow Cassandra traffic.restart the Cassandra daemon on each node.</text:p>
        </text:list-item>
      </text:list>
      <text:p text:style-name="P15"><text:tab/>sudo service cassandra restart</text:p>
      <text:list xml:id="list5457710337817653637" text:style-name="L6">
        <text:list-item>
          <text:p text:style-name="P66">If we check the status of the cluster, we will find that only the local node is listed, because it's not yet able to communicate with the other nodes.</text:p>
        </text:list-item>
      </text:list>
      <text:p text:style-name="P13"><text:tab/>sudo nodetool status</text:p>
      <text:list xml:id="list4651446825298990767" text:style-name="L7">
        <text:list-item>
          <text:p text:style-name="P67">To allow communication, we'll need to open <text:span text:style-name="T45">certain </text:span>network ports for each node. <text:span text:style-name="T45">Follow the below commands to do so.</text:span></text:p>
        </text:list-item>
      </text:list>
      <text:p text:style-name="P1"><text:span text:style-name="T16"><text:s/><text:tab/></text:span><text:span text:style-name="Source_20_Text"><text:span text:style-name="T27">vi /</text:span></text:span><text:span text:style-name="Source_20_Text"><text:span text:style-name="T25">etc/iptables/rules.v4</text:span></text:span></text:p>
      <text:p text:style-name="P2"><text:span text:style-name="T15"><text:tab/>Copy and paste the following linebefore the </text:span><text:span text:style-name="Source_20_Text"><text:span text:style-name="T17"># Reject anything <text:tab/>that's fallen through to this point</text:span></text:span><text:span text:style-name="T18"> </text:span><text:span text:style-name="T15">comment</text:span></text:p>
      <text:p text:style-name="P5"><text:span text:style-name="T10"><text:tab/></text:span><text:span text:style-name="T11">node 1:</text:span></text:p>
      <text:p text:style-name="P34"><text:span text:style-name="Source_20_Text"><text:span text:style-name="T25"><text:tab/>-A INPUT -p tcp -s </text:span></text:span><text:span text:style-name="Source_20_Text"><text:span text:style-name="T32">10.138.89.38</text:span></text:span><text:span text:style-name="Source_20_Text"><text:span text:style-name="T25"> -m multiport --dports <text:tab/>7000,9042 -m state --state NEW,ESTABLISHED -j ACCEPT</text:span></text:span></text:p>
      <text:p text:style-name="P34"><text:span text:style-name="Source_20_Text"><text:span text:style-name="T25"><text:tab/></text:span></text:span></text:p>
      <text:p text:style-name="P35"><text:span text:style-name="Source_20_Text"><text:span text:style-name="T25"><text:tab/>-A INPUT -p tcp -s </text:span></text:span><text:span text:style-name="Source_20_Text"><text:span text:style-name="T32">10.138.89.47</text:span></text:span><text:span text:style-name="Source_20_Text"><text:span text:style-name="T25"> -m multiport --dports <text:tab/>7000,9042 -m state --state NEW,ESTABLISHED -j ACCEPT</text:span></text:span></text:p>
      <text:p text:style-name="P4"><text:tab/></text:p>
      <text:p text:style-name="P4"><text:soft-page-break/><text:tab/><text:span text:style-name="T46">node 2:</text:span></text:p>
      <text:p text:style-name="P12"><text:span text:style-name="T61"><text:tab/></text:span><text:span text:style-name="Source_20_Text"><text:span text:style-name="T25">-A INPUT -p tcp -s </text:span></text:span><text:span text:style-name="Source_20_Text"><text:span text:style-name="T32">10.138.89.35</text:span></text:span><text:span text:style-name="Source_20_Text"><text:span text:style-name="T25"> -m multiport --dports <text:tab/>7000,9042 -m state --state NEW,ESTABLISHED -j ACCEPT</text:span></text:span></text:p>
      <text:p text:style-name="P3"><text:span text:style-name="Source_20_Text"><text:span text:style-name="T28"><text:tab/>-A INPUT -p tcp -s </text:span></text:span><text:span text:style-name="Source_20_Text"><text:span text:style-name="T33">10.138.89.47</text:span></text:span><text:span text:style-name="Source_20_Text"><text:span text:style-name="T28"> -m multiport –dport</text:span></text:span></text:p>
      <text:p text:style-name="P3"><text:span text:style-name="Source_20_Text"><text:span text:style-name="T28"><text:tab/>7000,9042 -m state --state NEW,ESTABLISHED -j ACCEPT</text:span></text:span></text:p>
      <text:p text:style-name="P4"><text:tab/><text:span text:style-name="T46">node 3:</text:span></text:p>
      <text:p text:style-name="P3"><text:span text:style-name="T58"><text:tab/></text:span><text:span text:style-name="Source_20_Text"><text:span text:style-name="T28">-A INPUT -p tcp -s </text:span></text:span><text:span text:style-name="Source_20_Text"><text:span text:style-name="T33">10.138.89.35</text:span></text:span><text:span text:style-name="Source_20_Text"><text:span text:style-name="T28"> -m multiport --dports <text:tab/>7000,9042 -m state --state NEW,ESTABLISHED -j ACCEPT</text:span></text:span></text:p>
      <text:p text:style-name="P35"><text:span text:style-name="Source_20_Text"><text:span text:style-name="T25"><text:tab/></text:span></text:span></text:p>
      <text:p text:style-name="P3"><text:span text:style-name="Source_20_Text"><text:span text:style-name="T28"><text:tab/>-A INPUT -p tcp -s </text:span></text:span><text:span text:style-name="Source_20_Text"><text:span text:style-name="T33">10.138.89.38</text:span></text:span><text:span text:style-name="Source_20_Text"><text:span text:style-name="T28"> -m multiport --dports <text:tab/>7000,9042 -m state --state NEW,ESTABLISHED -j ACCEPT</text:span></text:span></text:p>
      <text:p text:style-name="P4"><text:span text:style-name="T3"><text:tab/></text:span><text:span text:style-name="T8">save and close the fille and restart iptables using following <text:tab/>command</text:span></text:p>
      <text:p text:style-name="P16"><text:tab/>sudo service iptables-persistent restart</text:p>
      <text:list xml:id="list889383128881601972" text:style-name="L8">
        <text:list-item>
          <text:p text:style-name="P76"><text:span text:style-name="T2">We've now completed all the steps needed to make the nodes into a multi-node cluster.</text:span><text:span text:style-name="T7">Verify the cluster status using following command.</text:span></text:p>
        </text:list-item>
      </text:list>
      <text:p text:style-name="P16"><text:tab/>sudo nodetool status</text:p>
      <text:p text:style-name="P16"/>
      <text:p text:style-name="P18">Cassandra Snapshot:</text:p>
      <text:list xml:id="list5573628327298967395" text:style-name="L9">
        <text:list-item>
          <text:p text:style-name="P77"><text:span text:style-name="T20">cassandra will automatically take the snapshot by updating the below configuration in configuration file</text:span><text:span text:style-name="T9">(cassandra.yaml).</text:span></text:p>
          <text:list>
            <text:list-header>
              <text:p text:style-name="P81">auto_snapshot: true</text:p>
            </text:list-header>
          </text:list>
        </text:list-item>
        <text:list-item>
          <text:p text:style-name="P78"><text:span text:style-name="T48">To t</text:span>ake a snapshot of one or more keyspaces, or of a table, to backup data.</text:p>
          <text:p text:style-name="P79">Syntax:</text:p>
          <text:p text:style-name="P116"><text:span text:style-name="T61">nodetool &lt;</text:span><text:span text:style-name="Emphasis"><text:span text:style-name="T61">options</text:span></text:span><text:span text:style-name="T61">&gt; snapshot</text:span></text:p>
        </text:list-item>
      </text:list>
      <text:p text:style-name="Preformatted_20_Text"><text:span text:style-name="T61"><text:tab/><text:tab/> <text:s/>( </text:span><text:span text:style-name="Emphasis"><text:span text:style-name="T61">-cf &lt;table&gt;</text:span></text:span><text:span text:style-name="T61"> | </text:span><text:span text:style-name="Emphasis"><text:span text:style-name="T61">--column-family &lt;table&gt;</text:span></text:span><text:span text:style-name="T61"> )</text:span></text:p>
      <text:p text:style-name="Preformatted_20_Text"><text:span text:style-name="T61"><text:tab/><text:tab/> <text:s/>(</text:span><text:span text:style-name="Emphasis"><text:span text:style-name="T61">-kc &lt;ktlist&gt;</text:span></text:span><text:span text:style-name="T61"> | </text:span><text:span text:style-name="Emphasis"><text:span text:style-name="T61">--kc.list &lt;ktlist&gt;</text:span></text:span><text:span text:style-name="T61"> | </text:span><text:span text:style-name="Emphasis"><text:span text:style-name="T61">-kt &lt;ktlist&gt;</text:span></text:span><text:span text:style-name="T61"> | <text:tab/><text:tab/><text:tab/><text:tab/></text:span><text:span text:style-name="Emphasis"><text:span text:style-name="T61">--kt-list &lt;ktlist&gt;</text:span></text:span><text:span text:style-name="T61">)</text:span></text:p>
      <text:p text:style-name="Preformatted_20_Text"><text:span text:style-name="T61"><text:tab/><text:tab/> <text:s/>( </text:span><text:span text:style-name="Emphasis"><text:span text:style-name="T61">-t &lt;tag&gt;</text:span></text:span><text:span text:style-name="T61"> | </text:span><text:span text:style-name="Emphasis"><text:span text:style-name="T61">--tag &lt;tag&gt;</text:span></text:span><text:span text:style-name="T61"> )</text:span></text:p>
      <text:p text:style-name="P48"><text:span text:style-name="Emphasis"><text:span text:style-name="T61"><text:tab/><text:tab/>--</text:span></text:span><text:span text:style-name="T61"> ( &lt;</text:span><text:span text:style-name="Emphasis"><text:span text:style-name="T61">keyspace</text:span></text:span><text:span text:style-name="T61">&gt; <text:s/>| <text:s/>&lt;</text:span><text:span text:style-name="Emphasis"><text:span text:style-name="T61">keyspace</text:span></text:span><text:span text:style-name="T61">&gt; </text:span><text:span text:style-name="Emphasis"><text:span text:style-name="T61">...</text:span></text:span><text:span text:style-name="T61"> )</text:span></text:p>
      <text:list xml:id="list3884313783781081645" text:style-name="L10">
        <text:list-item>
          <text:p text:style-name="P80"><text:span text:style-name="T49">Cassandra </text:span><text:span text:style-name="T50">flushes</text:span><text:span text:style-name="T49"> the node before taking a snapshot, takes the snapshot, and stores the data in the </text:span><text:span text:style-name="T50">snapshot directory</text:span><text:span text:style-name="T49"> of each keyspace i</text:span><text:span text:style-name="T52"># create new</text:span></text:p>
        </text:list-item>
        <text:list-item>
          <text:p text:style-name="P80"><text:span text:style-name="T52"># change to your own suffix for the field 'dc=srv,dc=world'</text:span><text:span text:style-name="T49">n the data directory. If you do not specify the name of a snapshot directory using the -t option, Cassandra names the directory using the timestamp of the snapshot, for example 1391460334889. Follow the </text:span><text:soft-page-break/><text:span text:style-name="T49">procedure for </text:span><text:span text:style-name="T50">taking a snapshot</text:span><text:span text:style-name="T49"> before upgrading Cassandra. When upgrading, backup all keyspaces.</text:span></text:p>
        </text:list-item>
        <text:list-item>
          <text:p text:style-name="P82">Use the below command to take a snapshot for all keyspaces.</text:p>
          <text:p text:style-name="P112">nodetool snapshot</text:p>
        </text:list-item>
      </text:list>
      <text:p text:style-name="P40"/>
      <text:list xml:id="list205042558298488" text:continue-numbering="true" text:style-name="L10">
        <text:list-item>
          <text:p text:style-name="P82">Use the below command to take a snapshot for single keyspace.</text:p>
          <text:p text:style-name="P112">nodetool snapshot -t &lt;snapshot_directory_name&gt; &lt;keyspace_name&gt;</text:p>
        </text:list-item>
      </text:list>
      <text:p text:style-name="P40"><text:tab/><text:tab/></text:p>
      <text:list xml:id="list8934271057284691560" text:style-name="L11">
        <text:list-item>
          <text:p text:style-name="P83">Use the below command to take a snapshot for multiple keyspaces.</text:p>
          <text:list>
            <text:list-header>
              <text:p text:style-name="P113">nodetool snapshot &lt;keyspace_1&gt; &lt;keyspace_2&gt;</text:p>
            </text:list-header>
          </text:list>
        </text:list-item>
      </text:list>
      <text:p text:style-name="P40"/>
      <text:list xml:id="list205043198337799" text:continue-numbering="true" text:style-name="L11">
        <text:list-item>
          <text:p text:style-name="P83">Use the below command to take a snapshot for single table.</text:p>
          <text:p text:style-name="P113">nodetool snapshot -cf &lt;table_name&gt; &lt;keyspace&gt;</text:p>
        </text:list-item>
      </text:list>
      <text:p text:style-name="P40"/>
      <text:list xml:id="list205042094989469" text:continue-numbering="true" text:style-name="L11">
        <text:list-item>
          <text:p text:style-name="P83">Use the below command to take a snapshot for different keyspace tables.</text:p>
          <text:p text:style-name="P113">nodetool snapshot -kt &lt;keyspace&gt;.&lt;tablename&gt;,&lt;keyspace&gt;.&lt;tablename&gt;</text:p>
        </text:list-item>
      </text:list>
      <text:p text:style-name="P39"/>
      <text:list xml:id="list205042678228160" text:continue-numbering="true" text:style-name="L11">
        <text:list-item>
          <text:p text:style-name="P115">Update the following configuration in the configuratuion file(cassandra.yaml) to allow incrimental snapshot.</text:p>
          <text:p text:style-name="P114"/>
        </text:list-item>
      </text:list>
      <text:p text:style-name="P38"><text:tab/><text:tab/>incremental_backups: true</text:p>
      <text:p text:style-name="P38"><text:tab/><text:tab/></text:p>
      <text:list xml:id="list205044007749668" text:continue-numbering="true" text:style-name="L11">
        <text:list-header>
          <text:p text:style-name="P114"><text:s/></text:p>
        </text:list-header>
      </text:list>
      <text:p text:style-name="P11">Restoring from Snapshot:</text:p>
      <text:p text:style-name="P6"><text:span text:style-name="T49"><text:tab/></text:span><text:span text:style-name="T68">Node Restart Method:</text:span>If restoring a single node, you must first shutdown the node. If restoring an entire cluster, you must shut down all nodes, restore the snapshot data, and then start all nodes again.</text:p>
      <text:list xml:id="list4720060406426685611" text:style-name="L12">
        <text:list-item>
          <text:p text:style-name="P84"><text:span text:style-name="T51">To s</text:span><text:span text:style-name="T49">hut down all the nodes </text:span><text:span text:style-name="T51">run the following command in each node and do the following steps in each node.</text:span></text:p>
          <text:p text:style-name="P89">sudo service cassandra stop </text:p>
        </text:list-item>
        <text:list-item>
          <text:p text:style-name="P85"><text:span text:style-name="T67">To ensure that data is not lost, run nodetool drain. This is especially important if only a single table is restored.(node tool f</text:span>lushes all memtables from the node to SSTables on disk. Cassandra stops listening for connections from the client and other nodes. You need to restart Cassandra after running nodetool drain. You typically use this command before upgrading a node to a new version of Cassandra.<text:span text:style-name="T67">)</text:span></text:p>
          <text:p text:style-name="P90"><text:soft-page-break/>nodetool drain</text:p>
        </text:list-item>
        <text:list-item>
          <text:p text:style-name="P84">Clear all files in the commitlog directory.</text:p>
        </text:list-item>
      </text:list>
      <text:p text:style-name="P9"><text:span text:style-name="T67"><text:tab/><text:tab/> rm -rf </text:span>/var/lib/cassandra/commitlog/*</text:p>
      <text:list xml:id="list8794732838286881846" text:style-name="L13">
        <text:list-item>
          <text:p text:style-name="P96"><text:span text:style-name="T62">Delete all *.db files in </text:span><text:span text:style-name="Variable"><text:span text:style-name="T64">data_directory_location/keyspace_name/keyspace_name-table_name</text:span></text:span><text:span text:style-name="T64"> </text:span><text:span text:style-name="T62">directory, but </text:span><text:span text:style-name="Strong_20_Emphasis"><text:span text:style-name="T62">DO NOT</text:span></text:span><text:span text:style-name="T62"> delete the</text:span><text:span text:style-name="T64"> </text:span><text:span text:style-name="Variable"><text:span text:style-name="T64">/snapshots</text:span></text:span><text:span text:style-name="T64"> </text:span><text:span text:style-name="T62">and</text:span><text:span text:style-name="T64"> </text:span><text:span text:style-name="Variable"><text:span text:style-name="T64">/backups</text:span></text:span><text:span text:style-name="T64"> </text:span><text:span text:style-name="T62">subdirectories</text:span></text:p>
          <text:p text:style-name="P91">Package installations: /var/lib/cassandra/data </text:p>
        </text:list-item>
        <text:list-item>
          <text:p text:style-name="P86">Locate the most recent snapshot folder in this directory</text:p>
          <text:p text:style-name="P96"><text:span text:style-name="Variable"><text:span text:style-name="T58">data_directory_location</text:span></text:span><text:span text:style-name="T58">/</text:span><text:span text:style-name="Variable"><text:span text:style-name="T58">keyspace_name</text:span></text:span><text:span text:style-name="T58">/</text:span><text:span text:style-name="Variable"><text:span text:style-name="T58">table_name</text:span></text:span><text:span text:style-name="T58">-</text:span><text:span text:style-name="Variable"><text:span text:style-name="T58">UUID</text:span></text:span><text:span text:style-name="T58">/snapshots/</text:span><text:span text:style-name="Variable"><text:span text:style-name="T58">snapshot_name</text:span></text:span></text:p>
        </text:list-item>
        <text:list-item>
          <text:p text:style-name="P86">Copy its contents into this directory</text:p>
        </text:list-item>
      </text:list>
      <text:p text:style-name="Text_20_body"><text:span text:style-name="Variable"><text:span text:style-name="T58"><text:tab/><text:tab/>data_directory_location</text:span></text:span><text:span text:style-name="T58">/</text:span><text:span text:style-name="Variable"><text:span text:style-name="T58">keyspace_name</text:span></text:span><text:span text:style-name="T58">/</text:span><text:span text:style-name="Variable"><text:span text:style-name="T58">table_name</text:span></text:span><text:span text:style-name="T58">-</text:span><text:span text:style-name="Variable"><text:span text:style-name="T58">UUID</text:span></text:span><text:span text:style-name="T58"> <text:tab/><text:tab/><text:tab/>directory.</text:span></text:p>
      <text:list xml:id="list205043850497279" text:continue-numbering="true" text:style-name="L13">
        <text:list-item>
          <text:p text:style-name="P86">If using incremental backups, copy all contents of this directory</text:p>
        </text:list-item>
      </text:list>
      <text:p text:style-name="Text_20_body"><text:span text:style-name="Variable"><text:span text:style-name="T58"><text:tab/><text:tab/>data_directory_location</text:span></text:span><text:span text:style-name="T58">/</text:span><text:span text:style-name="Variable"><text:span text:style-name="T58">keyspace_name</text:span></text:span><text:span text:style-name="T58">/</text:span><text:span text:style-name="Variable"><text:span text:style-name="T58">table_name</text:span></text:span><text:span text:style-name="T58">-<text:tab/><text:tab/><text:tab/><text:tab/></text:span><text:span text:style-name="Variable"><text:span text:style-name="T58">UUID</text:span></text:span><text:span text:style-name="T58">/backups</text:span></text:p>
      <text:list xml:id="list205042601388246" text:continue-numbering="true" text:style-name="L13">
        <text:list-item>
          <text:p text:style-name="P86">Paste it into this directory</text:p>
        </text:list-item>
      </text:list>
      <text:p text:style-name="Text_20_body"><text:span text:style-name="Variable"><text:span text:style-name="T58"><text:tab/><text:tab/>data_directory_location</text:span></text:span><text:span text:style-name="T58">/</text:span><text:span text:style-name="Variable"><text:span text:style-name="T58">keyspace_name</text:span></text:span><text:span text:style-name="T58">/</text:span><text:span text:style-name="Variable"><text:span text:style-name="T58">table_name</text:span></text:span><text:span text:style-name="T58">-</text:span><text:span text:style-name="Variable"><text:span text:style-name="T58">UUID</text:span></text:span></text:p>
      <text:list xml:id="list205042566580492" text:continue-numbering="true" text:style-name="L13">
        <text:list-item>
          <text:p text:style-name="P86"><text:span text:style-name="T72">To r</text:span>estart the <text:span text:style-name="T72">all </text:span>node<text:span text:style-name="T72">s run the following command in each node</text:span>.</text:p>
          <text:p text:style-name="P92">sudo service cassandra start</text:p>
        </text:list-item>
        <text:list-item>
          <text:p text:style-name="P87">Run the following command to restore.</text:p>
          <text:p text:style-name="P92">nodetool repair</text:p>
          <text:p text:style-name="P93">nodetool refresh -- &lt;keyspace&gt; &lt;table&gt;</text:p>
          <text:p text:style-name="P94"/>
        </text:list-item>
      </text:list>
      <text:p text:style-name="P7"><text:span text:style-name="T69">SSTableloader</text:span><text:span text:style-name="T68"> </text:span><text:span text:style-name="T69">Restore </text:span><text:span text:style-name="T68">Method:</text:span></text:p>
      <text:p text:style-name="P7"><text:span text:style-name="T68"><text:tab/><text:tab/></text:span><text:span text:style-name="T71">Yet to be analyzed.</text:span></text:p>
      <text:p text:style-name="P10"/>
      <text:p text:style-name="P8"><text:span text:style-name="T70">Restoring snapshot into a new cluster</text:span><text:span text:style-name="T68">:</text:span></text:p>
      <text:list xml:id="list967286318420169205" text:style-name="L14">
        <text:list-item>
          <text:p text:style-name="P68">From the old cluster, retrieve the list of tokens associated with each node's IP.</text:p>
          <text:p text:style-name="P74"><text:span text:style-name="T62">Node 1:</text:span><text:span text:style-name="T58"><text:line-break/></text:span><text:span text:style-name="T65">nodetool ring | grep </text:span><text:span text:style-name="Variable"><text:span text:style-name="T66">10.138.89.35 </text:span></text:span><text:span text:style-name="T65">| awk </text:span><text:span text:style-name="T73">'{print $NF ","}'</text:span><text:span text:style-name="T65"> | xargs</text:span></text:p>
          <text:p text:style-name="P74"><text:soft-page-break/><text:span text:style-name="T63">N</text:span><text:span text:style-name="T62">ode 2:</text:span><text:span text:style-name="T58"><text:line-break/></text:span><text:span text:style-name="T65">nodetool ring | grep </text:span><text:span text:style-name="Variable"><text:span text:style-name="T66">10.138.89.38 </text:span></text:span><text:span text:style-name="T65">| awk </text:span><text:span text:style-name="T73">'{print $NF ","}'</text:span><text:span text:style-name="T65"> | xargs</text:span></text:p>
          <text:p text:style-name="P74"><text:span text:style-name="T63">N</text:span><text:span text:style-name="T62">ode 3:</text:span><text:span text:style-name="T58"><text:line-break/></text:span><text:span text:style-name="T65">nodetool ring | grep </text:span><text:span text:style-name="Variable"><text:span text:style-name="T66">10.138.89.47 </text:span></text:span><text:span text:style-name="T65">| awk </text:span><text:span text:style-name="T73">'{print $NF ","}'</text:span><text:span text:style-name="T65"> | xargs</text:span></text:p>
        </text:list-item>
        <text:list-item>
          <text:p text:style-name="P69">In the <text:span text:style-name="T74">cassandra.yaml </text:span>file for each node in the new cluster, add the list of tokens you obtained in the previous step to the <text:span text:style-name="T74">intial_token </text:span>parameter using the same <text:span text:style-name="T74">num_tokens </text:span>setting as in the old cluster.</text:p>
        </text:list-item>
        <text:list-item>
          <text:p text:style-name="P69">Make any other necessary changes in the new cluster's <text:span text:style-name="T75">cassandra.yaml </text:span>and property files so that the new nodes match the old cluster settings. Make sure the seed nodes are set for the new cluster.</text:p>
        </text:list-item>
        <text:list-item>
          <text:p text:style-name="P70"><text:span text:style-name="T55">Clear the system table data from each new nod</text:span><text:span text:style-name="T56">e using following command.</text:span></text:p>
          <text:p text:style-name="P72"><text:span text:style-name="T54">sudo</text:span><text:span text:style-name="T53"> rm -rf /var/lib/cassandra/data/system/*</text:span></text:p>
        </text:list-item>
        <text:list-item>
          <text:p text:style-name="P104">Start each node using the specified list of token ranges in new cluster's <text:span text:style-name="T75">cassandra.yaml</text:span></text:p>
          <text:p text:style-name="P105"/>
        </text:list-item>
        <text:list-item>
          <text:p text:style-name="P70">Create schema in the new cluster. All the schemas from the old cluster must be reproduced in the new cluster.</text:p>
        </text:list-item>
        <text:list-item>
          <text:p text:style-name="P97"><text:span text:style-name="T38">Stop the node</text:span><text:span text:style-name="T37"> </text:span><text:span text:style-name="T38">u</text:span><text:span text:style-name="T37">sing </text:span><text:span text:style-name="T38">following command(</text:span><text:span text:style-name="Source_20_Text"><text:span text:style-name="T39">nodetool refresh </text:span></text:span><text:span text:style-name="T37">is unsafe because files within the data directory of a running node can be silently overwritten by identically named just-flushed SSTables from memtable flushes or compaction. Copying files into the data directory and restarting the node will not work for the same reason</text:span><text:span text:style-name="T38">).</text:span></text:p>
          <text:p text:style-name="P73">sudo service cassandra stop</text:p>
        </text:list-item>
        <text:list-item>
          <text:p text:style-name="P88"><text:span text:style-name="T19">Restore the SSTable files snapshotted </text:span><text:span text:style-name="T34">from the old cluster onto the new cluster using the same directories, while noting that the UUID component of target directory names has changed. Without restoration, the new cluster will not have data to read upon restart.</text:span></text:p>
        </text:list-item>
        <text:list-item>
          <text:p text:style-name="P95"><text:span text:style-name="T36">Restart the each node by running following command on each node</text:span><text:span text:style-name="T35"> </text:span></text:p>
          <text:p text:style-name="P73">cassandra -f -R </text:p>
          <text:p text:style-name="P71">or</text:p>
          <text:p text:style-name="P73">sudo service cassandra start </text:p>
        </text:list-item>
      </text:list>
      <text:p text:style-name="P21"/>
      <text:p text:style-name="P21"/>
      <text:p text:style-name="P24"><text:soft-page-break/>Errors while installation of Cassandra:</text:p>
      <text:p text:style-name="P22"/>
      <text:p text:style-name="P23">If you encounter this error while installing cassandra:</text:p>
      <text:p text:style-name="P23">GPG error: http://www.apache.org 310x InRelease: The following signatures couldn't be verified because the public key is not available: NO_PUBKEY A278B781FE4B2BDA</text:p>
      <text:p text:style-name="P23"/>
      <text:p text:style-name="P23">Then add the public key A278B781FE4B2BDA as follows:</text:p>
      <text:p text:style-name="P23"/>
      <text:p text:style-name="P23">gpg --keyserver pgp.mit.edu --recv-keys A278B781FE4B2BDA</text:p>
      <text:p text:style-name="P23">gpg --export --armor A278B781FE4B2BDA | sudo apt-key add -</text:p>
      <text:p text:style-name="P23"/>
      <text:p text:style-name="P23">and repeat sudo apt-get update. The actual key may be different, you get it from the error message itself. <text:s/></text:p>
      <text:p text:style-name="P23"/>
      <text:p text:style-name="P23">reference:</text:p>
      <text:p text:style-name="P23">https://www.digitalocean.com/community/tutorials/how-to-install-cassandra-and-run-a-single-node-cluster-on-ubuntu-14-04</text:p>
      <text:p text:style-name="P23"/>
      <text:p text:style-name="P23">(There are times when running apt-get update in Ubuntu will result in error messages such as the above:</text:p>
      <text:p text:style-name="P23"><text:tab/>If these errors aren’t fixed, apt will have problems when installing or upgrading packages. </text:p>
      <text:p text:style-name="P23"><text:tab/>The apt packaging system has a set of trusted keys that determine whether a package can be authenticated and therefore trusted to be installed on the system. Sometimes the system does not have all the keys it needs and runs into this issue. Fortunately, there is a quick fix. Each key that is listed as missing needs to be added to the apt key manager so that it can authenticate the packages.</text:p>
      <text:p text:style-name="P23"/>
      <text:p text:style-name="P23">Looking at the error above, apt is telling us that the following key is missing: A278B781FE4B2BDA. Notice that these are listed multiple times. Each unique key will only need to be added o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NeueLTStd-Roman" svg:font-family="HelveticaNeueLTStd-Roman, helvetica, arial, clean, sans-serif"/>
    <style:font-face style:name="monospace" svg:font-family="monospace, monospace"/>
    <style:font-face style:name="FreeSans1" svg:font-family="FreeSans" style:font-family-generic="swiss"/>
    <style:font-face style:name="Droid Sans Fallback1" svg:font-family="'Droid Sans Fallback'"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1T10:59:46.223482254</meta:creation-date>
    <dc:date>2019-02-22T15:48:00.950888218</dc:date>
    <meta:editing-duration>PT2H12M51S</meta:editing-duration>
    <meta:editing-cycles>30</meta:editing-cycles>
    <meta:generator>LibreOffice/5.1.6.2$Linux_X86_64 LibreOffice_project/10m0$Build-2</meta:generator>
    <meta:document-statistic meta:table-count="0" meta:image-count="0" meta:object-count="0" meta:page-count="8" meta:paragraph-count="204" meta:word-count="1791" meta:character-count="11781" meta:non-whitespace-character-count="10157"/>
  </office:meta>
</office:document-meta>
</file>